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0395in" fo:margin-bottom="0.0395in"/>
      <style:text-properties style:font-name="Lucida Console" fo:font-size="24pt" style:font-size-asian="24pt" style:font-size-complex="24pt"/>
    </style:style>
    <style:style style:name="P2" style:parent-style-name="Standard" style:family="paragraph">
      <style:paragraph-properties fo:text-align="center" fo:margin-top="0.0395in" fo:margin-bottom="0.0395in"/>
    </style:style>
    <style:style style:name="P3" style:parent-style-name="Standard" style:family="paragraph">
      <style:paragraph-properties fo:text-align="center" fo:margin-top="0.0395in" fo:margin-bottom="0.0395in"/>
      <style:text-properties fo:font-weight="bold" style:font-weight-asian="bold" style:font-weight-complex="bold" fo:font-size="18pt" style:font-size-asian="18pt" style:font-size-complex="18pt"/>
    </style:style>
    <style:style style:name="P4" style:parent-style-name="Standard" style:family="paragraph">
      <style:paragraph-properties fo:margin-top="0.0395in" fo:margin-bottom="0.0395in"/>
    </style:style>
    <style:style style:name="P5" style:parent-style-name="Standard" style:family="paragraph">
      <style:paragraph-properties fo:margin-top="0.0395in" fo:margin-bottom="0.0395in"/>
    </style:style>
    <style:style style:name="P6" style:parent-style-name="Standard" style:family="paragraph">
      <style:paragraph-properties fo:margin-top="0.0395in" fo:margin-bottom="0.0395in"/>
    </style:style>
    <style:style style:name="P7" style:parent-style-name="Standard" style:family="paragraph">
      <style:paragraph-properties fo:text-align="center" fo:margin-top="0.0395in" fo:margin-bottom="0.0395in"/>
      <style:text-properties fo:font-weight="bold" style:font-weight-asian="bold" style:font-weight-complex="bold" fo:font-size="18pt" style:font-size-asian="18pt" style:font-size-complex="18pt"/>
    </style:style>
    <style:style style:name="P8" style:parent-style-name="Standard" style:family="paragraph">
      <style:paragraph-properties fo:margin-top="0.0395in" fo:margin-bottom="0.0395in"/>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family="paragraph">
      <style:paragraph-properties fo:margin-top="0.0395in" fo:margin-bottom="0.0395in" fo:margin-left="0.1965in" fo:text-indent="-0.1965in">
        <style:tab-stops/>
      </style:paragraph-properties>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Standard" style:family="paragraph">
      <style:paragraph-properties fo:margin-top="0.0395in" fo:margin-bottom="0.0395in" fo:margin-left="0.1965in" fo:text-indent="-0.1965in">
        <style:tab-stops/>
      </style:paragraph-properties>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Standard" style:family="paragraph">
      <style:paragraph-properties fo:margin-top="0.0395in" fo:margin-bottom="0.0395in" fo:margin-left="0.1965in" fo:text-indent="-0.1965in">
        <style:tab-stops/>
      </style:paragraph-properties>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Standard" style:family="paragraph">
      <style:paragraph-properties fo:margin-top="0.0395in" fo:margin-bottom="0.0395in" fo:margin-left="0.1965in" fo:text-indent="-0.1965in">
        <style:tab-stops/>
      </style:paragraph-properties>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P33" style:parent-style-name="Standard" style:family="paragraph">
      <style:paragraph-properties fo:margin-top="0.0395in" fo:margin-bottom="0.0395in" fo:margin-left="0.1965in" fo:text-indent="-0.1965in">
        <style:tab-stops/>
      </style:paragraph-properties>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P38" style:parent-style-name="Standard" style:family="paragraph">
      <style:paragraph-properties fo:margin-top="0.0395in" fo:margin-bottom="0.0395in" fo:margin-left="0.1965in" fo:text-indent="-0.1965in">
        <style:tab-stops/>
      </style:paragraph-properties>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Standard" style:family="paragraph">
      <style:paragraph-properties fo:margin-top="0.0395in" fo:margin-bottom="0.0395in" fo:margin-left="0.1965in" fo:text-indent="-0.1965in">
        <style:tab-stops/>
      </style:paragraph-properties>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Standard" style:family="paragraph">
      <style:paragraph-properties fo:break-before="page" fo:text-align="center" fo:margin-top="0.0395in" fo:margin-bottom="0.0395in" fo:margin-left="0.1965in" fo:text-indent="-0.1965in">
        <style:tab-stops/>
      </style:paragraph-properties>
      <style:text-properties fo:font-weight="bold" style:font-weight-asian="bold" style:font-weight-complex="bold" fo:font-size="18pt" style:font-size-asian="18pt" style:font-size-complex="18pt"/>
    </style:style>
    <style:style style:name="P49" style:parent-style-name="Standard" style:family="paragraph">
      <style:paragraph-properties fo:margin-top="0.0395in" fo:margin-bottom="0.0395in"/>
    </style:style>
    <style:style style:name="P50" style:parent-style-name="Standard" style:family="paragraph">
      <style:paragraph-properties fo:margin-top="0.0395in" fo:margin-bottom="0.0395in" fo:margin-left="0.1965in" fo:text-indent="-0.1965in">
        <style:tab-stops/>
      </style:paragraph-properties>
    </style:style>
    <style:style style:name="P51" style:parent-style-name="Standard" style:family="paragraph">
      <style:paragraph-properties fo:margin-top="0.0395in" fo:margin-bottom="0.0395in" fo:margin-left="0.1965in" fo:text-indent="-0.1965in">
        <style:tab-stops/>
      </style:paragraph-properties>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style:text-position="super 66.6%"/>
    </style:style>
    <style:style style:name="P56" style:parent-style-name="Standard" style:family="paragraph">
      <style:paragraph-properties fo:margin-top="0.0395in" fo:margin-bottom="0.0395in" fo:margin-left="0.1965in" fo:text-indent="-0.1965in">
        <style:tab-stops/>
      </style:paragraph-properties>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Standard" style:family="paragraph">
      <style:paragraph-properties fo:margin-top="0.0395in" fo:margin-bottom="0.0395in" fo:margin-left="0.1965in" fo:text-indent="-0.1965in">
        <style:tab-stops/>
      </style:paragraph-properties>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P65" style:parent-style-name="Standard" style:family="paragraph">
      <style:paragraph-properties fo:margin-top="0.0395in" fo:margin-bottom="0.0395in" fo:margin-left="0.1965in" fo:text-indent="-0.1965in">
        <style:tab-stops/>
      </style:paragraph-properties>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Standard" style:family="paragraph">
      <style:paragraph-properties fo:margin-top="0.0395in" fo:margin-bottom="0.0395in" fo:margin-left="0.1965in" fo:text-indent="-0.1965in">
        <style:tab-stops/>
      </style:paragraph-properties>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style:text-position="super 66.6%"/>
    </style:style>
    <style:style style:name="P74" style:parent-style-name="Standard" style:family="paragraph">
      <style:paragraph-properties fo:margin-top="0.0395in" fo:margin-bottom="0.0395in" fo:margin-left="0.1965in" fo:text-indent="-0.1965in">
        <style:tab-stops/>
      </style:paragraph-properties>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P78" style:parent-style-name="Standard" style:family="paragraph">
      <style:paragraph-properties fo:margin-top="0.0395in" fo:margin-bottom="0.0395in" fo:margin-left="0.1965in" fo:text-indent="-0.1965in">
        <style:tab-stops/>
      </style:paragraph-properties>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P82" style:parent-style-name="Standard" style:family="paragraph">
      <style:paragraph-properties fo:margin-top="0.0395in" fo:margin-bottom="0.0395in" fo:margin-left="0.1965in" fo:text-indent="-0.1965in">
        <style:tab-stops/>
      </style:paragraph-properties>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P86" style:parent-style-name="Standard" style:family="paragraph">
      <style:paragraph-properties fo:margin-top="0.0395in" fo:margin-bottom="0.0395in" fo:margin-left="0.1965in" fo:text-indent="-0.1965in">
        <style:tab-stops/>
      </style:paragraph-properties>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P90" style:parent-style-name="Standard" style:family="paragraph">
      <style:paragraph-properties fo:margin-top="0.0395in" fo:margin-bottom="0.0395in" fo:margin-left="0.1965in" fo:text-indent="-0.1965in">
        <style:tab-stops/>
      </style:paragraph-properties>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P94" style:parent-style-name="Standard" style:family="paragraph">
      <style:paragraph-properties fo:margin-top="0.0395in" fo:margin-bottom="0.0395in" fo:margin-left="0.1965in" fo:text-indent="-0.1965in">
        <style:tab-stops/>
      </style:paragraph-properties>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P98" style:parent-style-name="Standard" style:family="paragraph">
      <style:paragraph-properties fo:text-align="center" fo:margin-top="0.0395in" fo:margin-bottom="0.0395in"/>
    </style:style>
    <style:style style:name="P99" style:parent-style-name="Standard" style:family="paragraph">
      <style:paragraph-properties fo:text-align="center" fo:margin-top="0.0395in" fo:margin-bottom="0.0395in"/>
      <style:text-properties fo:font-weight="bold" style:font-weight-asian="bold" style:font-weight-complex="bold"/>
    </style:style>
    <style:style style:name="P100" style:parent-style-name="Standard" style:family="paragraph">
      <style:paragraph-properties fo:break-before="page" fo:text-align="center" fo:margin-top="0.0395in" fo:margin-bottom="0.0395in"/>
      <style:text-properties fo:font-weight="bold" style:font-weight-asian="bold" style:font-weight-complex="bold" fo:font-size="18pt" style:font-size-asian="18pt" style:font-size-complex="18pt"/>
    </style:style>
    <style:style style:name="P101" style:parent-style-name="Standard" style:family="paragraph">
      <style:paragraph-properties fo:margin-top="0.0395in" fo:margin-bottom="0.0395in"/>
    </style:style>
    <style:style style:name="P102" style:parent-style-name="Standard" style:family="paragraph">
      <style:paragraph-properties fo:margin-top="0.0395in" fo:margin-bottom="0.0395in" fo:margin-left="0.1965in" fo:text-indent="-0.1965in">
        <style:tab-stops/>
      </style:paragraph-properties>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P108" style:parent-style-name="Standard" style:family="paragraph">
      <style:paragraph-properties fo:margin-top="0.0395in" fo:margin-bottom="0.0395in" fo:margin-left="0.1965in" fo:text-indent="-0.1965in">
        <style:tab-stops/>
      </style:paragraph-properties>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P113" style:parent-style-name="Standard" style:family="paragraph">
      <style:paragraph-properties fo:margin-top="0.0395in" fo:margin-bottom="0.0395in" fo:margin-left="0.1965in" fo:text-indent="-0.1965in">
        <style:tab-stops/>
      </style:paragraph-properties>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P118" style:parent-style-name="Standard" style:family="paragraph">
      <style:paragraph-properties fo:margin-top="0.0395in" fo:margin-bottom="0.0395in" fo:margin-left="0.1965in" fo:text-indent="-0.1965in">
        <style:tab-stops/>
      </style:paragraph-properties>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P123" style:parent-style-name="Standard" style:family="paragraph">
      <style:paragraph-properties fo:margin-top="0.0395in" fo:margin-bottom="0.0395in" fo:margin-left="0.1965in" fo:text-indent="-0.1965in">
        <style:tab-stops/>
      </style:paragraph-properties>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P128" style:parent-style-name="Standard" style:family="paragraph">
      <style:paragraph-properties fo:margin-top="0.0395in" fo:margin-bottom="0.0395in" fo:margin-left="0.1965in" fo:text-indent="-0.1965in">
        <style:tab-stops/>
      </style:paragraph-properties>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P133" style:parent-style-name="Standard" style:family="paragraph">
      <style:paragraph-properties fo:margin-top="0.0395in" fo:margin-bottom="0.0395in" fo:margin-left="0.1965in" fo:text-indent="-0.1965in">
        <style:tab-stops/>
      </style:paragraph-properties>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P138" style:parent-style-name="Standard" style:family="paragraph">
      <style:paragraph-properties fo:margin-top="0.0395in" fo:margin-bottom="0.0395in" fo:margin-left="0.1965in" fo:text-indent="-0.1965in">
        <style:tab-stops/>
      </style:paragraph-properties>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P143" style:parent-style-name="Standard" style:family="paragraph">
      <style:paragraph-properties fo:margin-top="0.0395in" fo:margin-bottom="0.0395in" fo:margin-left="0.1965in" fo:text-indent="-0.1965in">
        <style:tab-stops/>
      </style:paragraph-properties>
    </style:style>
    <style:style style:name="P144" style:parent-style-name="Standard" style:family="paragraph">
      <style:paragraph-properties fo:margin-top="0.0395in" fo:margin-bottom="0.0395in" fo:margin-left="0.1965in" fo:text-indent="-0.1965in">
        <style:tab-stops/>
      </style:paragraph-properties>
    </style:style>
    <style:style style:name="P145" style:parent-style-name="Standard" style:family="paragraph">
      <style:paragraph-properties fo:margin-top="0.0395in" fo:margin-bottom="0.0395in" fo:margin-left="0.1965in" fo:text-indent="-0.1965in">
        <style:tab-stops/>
      </style:paragraph-properties>
    </style:style>
    <style:style style:name="P146" style:parent-style-name="Standard" style:family="paragraph">
      <style:paragraph-properties fo:margin-top="0.0395in" fo:margin-bottom="0.0395in" fo:margin-left="0.1965in" fo:text-indent="-0.1965in">
        <style:tab-stops/>
      </style:paragraph-properties>
    </style:style>
    <style:style style:name="P147" style:parent-style-name="Standard" style:family="paragraph">
      <style:paragraph-properties fo:margin-top="0.0395in" fo:margin-bottom="0.0395in" fo:margin-left="0.1965in" fo:text-indent="-0.1965in">
        <style:tab-stops/>
      </style:paragraph-properties>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P152" style:parent-style-name="Standard" style:family="paragraph">
      <style:paragraph-properties fo:margin-top="0.0395in" fo:margin-bottom="0.0395in" fo:margin-left="0.1965in" fo:text-indent="-0.1965in">
        <style:tab-stops/>
      </style:paragraph-properties>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P163" style:parent-style-name="Standard" style:family="paragraph">
      <style:paragraph-properties fo:margin-top="0.0395in" fo:margin-bottom="0.0395in" fo:margin-left="0.1965in" fo:text-indent="-0.1965in">
        <style:tab-stops/>
      </style:paragraph-properties>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P167" style:parent-style-name="Standard" style:family="paragraph">
      <style:paragraph-properties fo:margin-top="0.0395in" fo:margin-bottom="0.0395in" fo:margin-left="0.1965in" fo:text-indent="-0.1965in">
        <style:tab-stops/>
      </style:paragraph-properties>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P177" style:parent-style-name="Standard" style:family="paragraph">
      <style:paragraph-properties fo:break-before="page" fo:text-align="center" fo:margin-top="0.0395in" fo:margin-bottom="0.0395in"/>
      <style:text-properties fo:font-weight="bold" style:font-weight-asian="bold" style:font-weight-complex="bold" fo:font-size="18pt" style:font-size-asian="18pt" style:font-size-complex="18pt"/>
    </style:style>
    <style:style style:name="P178" style:parent-style-name="Standard" style:family="paragraph">
      <style:paragraph-properties fo:margin-top="0.0395in" fo:margin-bottom="0.0395in"/>
    </style:style>
    <style:style style:name="T179" style:parent-style-name="DefaultParagraphFont" style:family="text">
      <style:text-properties fo:font-weight="bold" style:font-weight-asian="bold"/>
    </style:style>
    <style:style style:name="P180" style:parent-style-name="Standard" style:family="paragraph">
      <style:paragraph-properties fo:margin-top="0.0395in" fo:margin-bottom="0.0395in" fo:margin-left="0.1965in" fo:text-indent="-0.1965in">
        <style:tab-stops/>
      </style:paragraph-properties>
    </style:style>
    <style:style style:name="P181" style:parent-style-name="Standard" style:family="paragraph">
      <style:paragraph-properties fo:margin-top="0.0395in" fo:margin-bottom="0.0395in" fo:margin-left="0.1965in" fo:text-indent="-0.1965in">
        <style:tab-stops/>
      </style:paragraph-properties>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P185" style:parent-style-name="Standard" style:family="paragraph">
      <style:paragraph-properties fo:margin-top="0.0395in" fo:margin-bottom="0.0395in" fo:margin-left="0.1965in" fo:text-indent="-0.1965in">
        <style:tab-stops/>
      </style:paragraph-properties>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P189" style:parent-style-name="Standard" style:family="paragraph">
      <style:paragraph-properties fo:margin-top="0.0395in" fo:margin-bottom="0.0395in" fo:margin-left="0.1965in" fo:text-indent="-0.1965in">
        <style:tab-stops/>
      </style:paragraph-properties>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Standard" style:family="paragraph">
      <style:paragraph-properties fo:margin-top="0.0395in" fo:margin-bottom="0.0395in" fo:margin-left="0.1965in" fo:text-indent="-0.196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P197" style:parent-style-name="Standard" style:family="paragraph">
      <style:paragraph-properties fo:margin-top="0.0395in" fo:margin-bottom="0.0395in" fo:margin-left="0.1965in" fo:text-indent="-0.1965in">
        <style:tab-stops/>
      </style:paragraph-properties>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P201" style:parent-style-name="Standard" style:family="paragraph">
      <style:paragraph-properties fo:margin-top="0.0395in" fo:margin-bottom="0.0395in" fo:margin-left="0.1965in" fo:text-indent="-0.1965in">
        <style:tab-stops/>
      </style:paragraph-properties>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P205" style:parent-style-name="Standard" style:family="paragraph">
      <style:paragraph-properties fo:margin-top="0.0395in" fo:margin-bottom="0.0395in" fo:margin-left="0.1965in" fo:text-indent="-0.1965in">
        <style:tab-stops/>
      </style:paragraph-properties>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P209" style:parent-style-name="Standard" style:family="paragraph">
      <style:paragraph-properties fo:margin-top="0.0395in" fo:margin-bottom="0.0395in" fo:margin-left="0.1965in" fo:text-indent="-0.1965in">
        <style:tab-stops/>
      </style:paragraph-properties>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P214" style:parent-style-name="Standard" style:family="paragraph">
      <style:paragraph-properties fo:margin-top="0.0395in" fo:margin-bottom="0.0395in" fo:margin-left="0.1965in" fo:text-indent="-0.1965in">
        <style:tab-stops/>
      </style:paragraph-properties>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P218" style:parent-style-name="Standard" style:family="paragraph">
      <style:paragraph-properties fo:margin-top="0.0395in" fo:margin-bottom="0.0395in" fo:margin-left="0.1965in" fo:text-indent="-0.1965in">
        <style:tab-stops/>
      </style:paragraph-properties>
    </style:style>
    <style:style style:name="P219" style:parent-style-name="Standard" style:family="paragraph">
      <style:paragraph-properties fo:margin-top="0.0395in" fo:margin-bottom="0.0395in" fo:margin-left="0.1965in" fo:text-indent="-0.1965in">
        <style:tab-stops/>
      </style:paragraph-properties>
    </style:style>
    <style:style style:name="P220" style:parent-style-name="Standard" style:family="paragraph">
      <style:paragraph-properties fo:margin-top="0.0395in" fo:margin-bottom="0.0395in" fo:margin-left="0.1965in" fo:text-indent="-0.1965in">
        <style:tab-stops/>
      </style:paragraph-properties>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P226" style:parent-style-name="Standard" style:family="paragraph">
      <style:paragraph-properties fo:margin-top="0.0395in" fo:margin-bottom="0.0395in" fo:margin-left="0.1965in" fo:text-indent="-0.1965in">
        <style:tab-stops/>
      </style:paragraph-properties>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P231" style:parent-style-name="Standard" style:family="paragraph">
      <style:paragraph-properties fo:margin-top="0.0395in" fo:margin-bottom="0.0395in" fo:margin-left="0.1965in" fo:text-indent="-0.1965in">
        <style:tab-stops/>
      </style:paragraph-properties>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P241" style:parent-style-name="Standard" style:family="paragraph">
      <style:paragraph-properties fo:margin-top="0.0395in" fo:margin-bottom="0.0395in"/>
    </style:style>
    <style:style style:name="P242" style:parent-style-name="Standard" style:family="paragraph">
      <style:paragraph-properties fo:break-before="column" fo:text-align="center" fo:margin-top="0.0395in" fo:margin-bottom="0.0395in"/>
    </style:style>
    <style:style style:name="T243" style:parent-style-name="DefaultParagraphFont" style:family="text">
      <style:text-properties fo:font-weight="bold" style:font-weight-asian="bold" fo:font-size="18pt" style:font-size-asian="18pt" style:font-size-complex="18pt"/>
    </style:style>
    <style:style style:name="P244" style:parent-style-name="Standard" style:family="paragraph">
      <style:paragraph-properties fo:margin-top="0.0395in" fo:margin-bottom="0.0395in"/>
    </style:style>
    <style:style style:name="P245" style:parent-style-name="Standard" style:family="paragraph">
      <style:paragraph-properties fo:margin-top="0.0395in" fo:margin-bottom="0.0395in"/>
    </style:style>
    <style:style style:name="P246" style:parent-style-name="Standard" style:family="paragraph">
      <style:paragraph-properties fo:margin-top="0.0395in" fo:margin-bottom="0.0395in" fo:margin-left="0.3937in" fo:text-indent="-0.3937in">
        <style:tab-stops/>
      </style:paragraph-properties>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P253" style:parent-style-name="Standard" style:family="paragraph">
      <style:paragraph-properties fo:margin-top="0.0395in" fo:margin-bottom="0.0395in" fo:margin-left="0.1972in" fo:text-indent="-0.1965in">
        <style:tab-stops/>
      </style:paragraph-properties>
    </style:style>
    <style:style style:name="P254" style:parent-style-name="Standard" style:family="paragraph">
      <style:paragraph-properties fo:margin-top="0.0395in" fo:margin-bottom="0.0395in" fo:margin-left="0.1972in" fo:text-indent="-0.1965in">
        <style:tab-stops/>
      </style:paragraph-properties>
    </style:style>
    <style:style style:name="T255" style:parent-style-name="DefaultParagraphFont" style:family="text">
      <style:text-properties fo:font-weight="bold" style:font-weight-asian="bold"/>
    </style:style>
    <style:style style:name="T256" style:parent-style-name="DefaultParagraphFont" style:family="text">
      <style:text-properties fo:font-weight="bold" style:font-weight-asian="bold"/>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style:style>
    <style:style style:name="T259" style:parent-style-name="DefaultParagraphFont" style:family="text">
      <style:text-properties fo:font-weight="bold" style:font-weight-asian="bold"/>
    </style:style>
    <style:style style:name="T260" style:parent-style-name="DefaultParagraphFont" style:family="text">
      <style:text-properties fo:font-weight="bold" style:font-weight-asian="bold"/>
    </style:style>
    <style:style style:name="T261" style:parent-style-name="DefaultParagraphFont" style:family="text">
      <style:text-properties fo:font-weight="bold" style:font-weight-asian="bold"/>
    </style:style>
    <style:style style:name="T262" style:parent-style-name="DefaultParagraphFont" style:family="text">
      <style:text-properties fo:font-weight="bold" style:font-weight-asian="bold"/>
    </style:style>
    <style:style style:name="T263" style:parent-style-name="DefaultParagraphFont" style:family="text">
      <style:text-properties fo:font-weight="bold" style:font-weight-asian="bold"/>
    </style:style>
    <style:style style:name="P264" style:parent-style-name="Standard" style:family="paragraph">
      <style:paragraph-properties fo:margin-top="0.0395in" fo:margin-bottom="0.0395in" fo:margin-left="0.1972in" fo:text-indent="-0.1965in">
        <style:tab-stops/>
      </style:paragraph-properties>
    </style:style>
    <style:style style:name="T265" style:parent-style-name="DefaultParagraphFont" style:family="text">
      <style:text-properties fo:font-weight="bold" style:font-weight-asian="bold"/>
    </style:style>
    <style:style style:name="T266" style:parent-style-name="DefaultParagraphFont" style:family="text">
      <style:text-properties fo:font-weight="bold" style:font-weight-asian="bold"/>
    </style:style>
    <style:style style:name="T267" style:parent-style-name="DefaultParagraphFont" style:family="text">
      <style:text-properties fo:font-weight="bold" style:font-weight-asian="bold"/>
    </style:style>
    <style:style style:name="T268" style:parent-style-name="DefaultParagraphFont" style:family="text">
      <style:text-properties fo:font-weight="bold" style:font-weight-asian="bold"/>
    </style:style>
    <style:style style:name="P269" style:parent-style-name="Standard" style:family="paragraph">
      <style:paragraph-properties fo:margin-top="0.0395in" fo:margin-bottom="0.0395in" fo:margin-left="0.1972in" fo:text-indent="-0.1965in">
        <style:tab-stops/>
      </style:paragraph-properties>
    </style:style>
    <style:style style:name="T270" style:parent-style-name="DefaultParagraphFont" style:family="text">
      <style:text-properties fo:font-weight="bold" style:font-weight-asian="bold"/>
    </style:style>
    <style:style style:name="T271" style:parent-style-name="DefaultParagraphFont" style:family="text">
      <style:text-properties fo:font-weight="bold" style:font-weight-asian="bold"/>
    </style:style>
    <style:style style:name="T272" style:parent-style-name="DefaultParagraphFont" style:family="text">
      <style:text-properties fo:font-weight="bold" style:font-weight-asian="bold"/>
    </style:style>
    <style:style style:name="T273" style:parent-style-name="DefaultParagraphFont" style:family="text">
      <style:text-properties fo:font-weight="bold" style:font-weight-asian="bold"/>
    </style:style>
    <style:style style:name="P274" style:parent-style-name="Standard" style:family="paragraph">
      <style:paragraph-properties fo:margin-top="0.0395in" fo:margin-bottom="0.0395in" fo:margin-left="0.1972in" fo:text-indent="-0.1965in">
        <style:tab-stops/>
      </style:paragraph-properties>
    </style:style>
    <style:style style:name="T275" style:parent-style-name="DefaultParagraphFont" style:family="text">
      <style:text-properties fo:font-weight="bold" style:font-weight-asian="bold"/>
    </style:style>
    <style:style style:name="T276" style:parent-style-name="DefaultParagraphFont" style:family="text">
      <style:text-properties fo:font-weight="bold" style:font-weight-asian="bold"/>
    </style:style>
    <style:style style:name="T277" style:parent-style-name="DefaultParagraphFont" style:family="text">
      <style:text-properties fo:font-weight="bold" style:font-weight-asian="bold"/>
    </style:style>
    <style:style style:name="T278" style:parent-style-name="DefaultParagraphFont" style:family="text">
      <style:text-properties fo:font-weight="bold" style:font-weight-asian="bold"/>
    </style:style>
    <style:style style:name="P279" style:parent-style-name="Standard" style:family="paragraph">
      <style:paragraph-properties fo:margin-top="0.0395in" fo:margin-bottom="0.0395in" fo:margin-left="0.1972in" fo:text-indent="-0.1965in">
        <style:tab-stops/>
      </style:paragraph-properties>
    </style:style>
    <style:style style:name="T280" style:parent-style-name="DefaultParagraphFont" style:family="text">
      <style:text-properties fo:font-weight="bold" style:font-weight-asian="bold"/>
    </style:style>
    <style:style style:name="T281" style:parent-style-name="DefaultParagraphFont" style:family="text">
      <style:text-properties fo:font-weight="bold" style:font-weight-asian="bold"/>
    </style:style>
    <style:style style:name="T282" style:parent-style-name="DefaultParagraphFont" style:family="text">
      <style:text-properties fo:font-weight="bold" style:font-weight-asian="bold"/>
    </style:style>
    <style:style style:name="T283" style:parent-style-name="DefaultParagraphFont" style:family="text">
      <style:text-properties fo:font-weight="bold" style:font-weight-asian="bold"/>
    </style:style>
    <style:style style:name="P284" style:parent-style-name="Standard" style:family="paragraph">
      <style:paragraph-properties fo:margin-top="0.0395in" fo:margin-bottom="0.0395in" fo:margin-left="0.1972in" fo:text-indent="-0.1965in">
        <style:tab-stops/>
      </style:paragraph-properties>
    </style:style>
    <style:style style:name="T285" style:parent-style-name="DefaultParagraphFont" style:family="text">
      <style:text-properties fo:font-weight="bold" style:font-weight-asian="bold"/>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style:style>
    <style:style style:name="T288" style:parent-style-name="DefaultParagraphFont" style:family="text">
      <style:text-properties fo:font-weight="bold" style:font-weight-asian="bold"/>
    </style:style>
    <style:style style:name="T289" style:parent-style-name="DefaultParagraphFont" style:family="text">
      <style:text-properties fo:font-weight="bold" style:font-weight-asian="bold"/>
    </style:style>
    <style:style style:name="P290" style:parent-style-name="Standard" style:family="paragraph">
      <style:paragraph-properties fo:margin-top="0.0395in" fo:margin-bottom="0.0395in" fo:margin-left="0.1972in" fo:text-indent="-0.1965in">
        <style:tab-stops/>
      </style:paragraph-properties>
    </style:style>
    <style:style style:name="T291" style:parent-style-name="DefaultParagraphFont" style:family="text">
      <style:text-properties fo:font-weight="bold" style:font-weight-asian="bold"/>
    </style:style>
    <style:style style:name="T292" style:parent-style-name="DefaultParagraphFont" style:family="text">
      <style:text-properties fo:font-weight="bold" style:font-weight-asian="bold"/>
    </style:style>
    <style:style style:name="T293" style:parent-style-name="DefaultParagraphFont" style:family="text">
      <style:text-properties fo:font-weight="bold" style:font-weight-asian="bold"/>
    </style:style>
    <style:style style:name="T294" style:parent-style-name="DefaultParagraphFont" style:family="text">
      <style:text-properties fo:font-weight="bold" style:font-weight-asian="bold"/>
    </style:style>
    <style:style style:name="P295" style:parent-style-name="Standard" style:family="paragraph">
      <style:paragraph-properties fo:margin-top="0.0395in" fo:margin-bottom="0.0395in" fo:margin-left="0.1972in" fo:text-indent="-0.1965in">
        <style:tab-stops/>
      </style:paragraph-properties>
    </style:style>
    <style:style style:name="T296" style:parent-style-name="DefaultParagraphFont" style:family="text">
      <style:text-properties fo:font-weight="bold" style:font-weight-asian="bold"/>
    </style:style>
    <style:style style:name="T297" style:parent-style-name="DefaultParagraphFont" style:family="text">
      <style:text-properties fo:font-weight="bold" style:font-weight-asian="bold"/>
    </style:style>
    <style:style style:name="T298" style:parent-style-name="DefaultParagraphFont" style:family="text">
      <style:text-properties fo:font-weight="bold" style:font-weight-asian="bold"/>
    </style:style>
    <style:style style:name="T299" style:parent-style-name="DefaultParagraphFont" style:family="text">
      <style:text-properties fo:font-weight="bold" style:font-weight-asian="bold"/>
    </style:style>
    <style:style style:name="T300" style:parent-style-name="DefaultParagraphFont" style:family="text">
      <style:text-properties fo:font-weight="bold" style:font-weight-asian="bold"/>
    </style:style>
    <style:style style:name="P301" style:parent-style-name="Standard" style:family="paragraph">
      <style:paragraph-properties fo:margin-top="0.0395in" fo:margin-bottom="0.0395in" fo:margin-left="0.1972in" fo:text-indent="-0.1965in">
        <style:tab-stops/>
      </style:paragraph-properties>
    </style:style>
    <style:style style:name="T302" style:parent-style-name="DefaultParagraphFont" style:family="text">
      <style:text-properties fo:font-weight="bold" style:font-weight-asian="bold"/>
    </style:style>
    <style:style style:name="T303" style:parent-style-name="DefaultParagraphFont" style:family="text">
      <style:text-properties fo:font-weight="bold" style:font-weight-asian="bold"/>
    </style:style>
    <style:style style:name="T304" style:parent-style-name="DefaultParagraphFont" style:family="text">
      <style:text-properties fo:font-weight="bold" style:font-weight-asian="bold"/>
    </style:style>
    <style:style style:name="T305" style:parent-style-name="DefaultParagraphFont" style:family="text">
      <style:text-properties fo:font-weight="bold" style:font-weight-asian="bold"/>
    </style:style>
    <style:style style:name="T306" style:parent-style-name="DefaultParagraphFont" style:family="text">
      <style:text-properties fo:font-weight="bold" style:font-weight-asian="bold"/>
    </style:style>
    <style:style style:name="P307" style:parent-style-name="Standard" style:family="paragraph">
      <style:paragraph-properties fo:margin-top="0.0395in" fo:margin-bottom="0.0395in" fo:margin-left="0.1972in" fo:text-indent="-0.1965in">
        <style:tab-stops/>
      </style:paragraph-properties>
    </style:style>
    <style:style style:name="T308" style:parent-style-name="DefaultParagraphFont" style:family="text">
      <style:text-properties fo:font-weight="bold" style:font-weight-asian="bold"/>
    </style:style>
    <style:style style:name="T309" style:parent-style-name="DefaultParagraphFont" style:family="text">
      <style:text-properties fo:font-weight="bold" style:font-weight-asian="bold"/>
    </style:style>
    <style:style style:name="T310" style:parent-style-name="DefaultParagraphFont" style:family="text">
      <style:text-properties fo:font-weight="bold" style:font-weight-asian="bold"/>
    </style:style>
    <style:style style:name="T311" style:parent-style-name="DefaultParagraphFont" style:family="text">
      <style:text-properties fo:font-weight="bold" style:font-weight-asian="bold"/>
    </style:style>
    <style:style style:name="P312" style:parent-style-name="Standard" style:family="paragraph">
      <style:paragraph-properties fo:margin-top="0.0395in" fo:margin-bottom="0.0395in" fo:margin-left="0.1972in" fo:text-indent="-0.1965in">
        <style:tab-stops/>
      </style:paragraph-properties>
    </style:style>
    <style:style style:name="T313" style:parent-style-name="DefaultParagraphFont" style:family="text">
      <style:text-properties fo:font-weight="bold" style:font-weight-asian="bold"/>
    </style:style>
    <style:style style:name="T314" style:parent-style-name="DefaultParagraphFont" style:family="text">
      <style:text-properties fo:font-weight="bold" style:font-weight-asian="bold"/>
    </style:style>
    <style:style style:name="T315" style:parent-style-name="DefaultParagraphFont" style:family="text">
      <style:text-properties fo:font-weight="bold" style:font-weight-asian="bold"/>
    </style:style>
    <style:style style:name="T316" style:parent-style-name="DefaultParagraphFont" style:family="text">
      <style:text-properties fo:font-weight="bold" style:font-weight-asian="bold"/>
    </style:style>
    <style:style style:name="T317" style:parent-style-name="DefaultParagraphFont" style:family="text">
      <style:text-properties fo:font-weight="bold" style:font-weight-asian="bold"/>
    </style:style>
    <style:style style:name="P318" style:parent-style-name="Standard" style:family="paragraph">
      <style:paragraph-properties fo:margin-top="0.0395in" fo:margin-bottom="0.0395in" fo:margin-left="0.1972in" fo:text-indent="-0.1965in">
        <style:tab-stops/>
      </style:paragraph-properties>
    </style:style>
    <style:style style:name="T319" style:parent-style-name="DefaultParagraphFont" style:family="text">
      <style:text-properties fo:font-weight="bold" style:font-weight-asian="bold"/>
    </style:style>
    <style:style style:name="T320" style:parent-style-name="DefaultParagraphFont" style:family="text">
      <style:text-properties fo:font-weight="bold" style:font-weight-asian="bold"/>
    </style:style>
    <style:style style:name="T321" style:parent-style-name="DefaultParagraphFont" style:family="text">
      <style:text-properties fo:font-weight="bold" style:font-weight-asian="bold"/>
    </style:style>
    <style:style style:name="T322" style:parent-style-name="DefaultParagraphFont" style:family="text">
      <style:text-properties fo:font-weight="bold" style:font-weight-asian="bold"/>
    </style:style>
    <style:style style:name="P323" style:parent-style-name="Standard" style:family="paragraph">
      <style:paragraph-properties fo:margin-top="0.0395in" fo:margin-bottom="0.0395in" fo:margin-left="0.1972in" fo:text-indent="-0.1965in">
        <style:tab-stops/>
      </style:paragraph-properties>
    </style:style>
    <style:style style:name="T324" style:parent-style-name="DefaultParagraphFont" style:family="text">
      <style:text-properties fo:font-weight="bold" style:font-weight-asian="bold"/>
    </style:style>
    <style:style style:name="T325" style:parent-style-name="DefaultParagraphFont" style:family="text">
      <style:text-properties fo:font-weight="bold" style:font-weight-asian="bold"/>
    </style:style>
    <style:style style:name="T326" style:parent-style-name="DefaultParagraphFont" style:family="text">
      <style:text-properties fo:font-weight="bold" style:font-weight-asian="bold"/>
    </style:style>
    <style:style style:name="T327" style:parent-style-name="DefaultParagraphFont" style:family="text">
      <style:text-properties fo:font-weight="bold" style:font-weight-asian="bold"/>
    </style:style>
    <style:style style:name="P328" style:parent-style-name="Standard" style:family="paragraph">
      <style:paragraph-properties fo:margin-top="0.0395in" fo:margin-bottom="0.0395in" fo:margin-left="0.1972in" fo:text-indent="-0.1965in">
        <style:tab-stops/>
      </style:paragraph-properties>
    </style:style>
    <style:style style:name="T329" style:parent-style-name="DefaultParagraphFont" style:family="text">
      <style:text-properties fo:font-weight="bold" style:font-weight-asian="bold"/>
    </style:style>
    <style:style style:name="T330" style:parent-style-name="DefaultParagraphFont" style:family="text">
      <style:text-properties fo:font-weight="bold" style:font-weight-asian="bold"/>
    </style:style>
    <style:style style:name="T331" style:parent-style-name="DefaultParagraphFont" style:family="text">
      <style:text-properties fo:font-weight="bold" style:font-weight-asian="bold"/>
    </style:style>
    <style:style style:name="T332" style:parent-style-name="DefaultParagraphFont" style:family="text">
      <style:text-properties fo:font-weight="bold" style:font-weight-asian="bold"/>
    </style:style>
    <style:style style:name="P333" style:parent-style-name="Standard" style:family="paragraph">
      <style:paragraph-properties fo:margin-top="0.0395in" fo:margin-bottom="0.0395in" fo:margin-left="0.1972in" fo:text-indent="-0.1965in">
        <style:tab-stops/>
      </style:paragraph-properties>
    </style:style>
    <style:style style:name="P334" style:parent-style-name="Normal" style:family="paragraph">
      <style:paragraph-properties fo:break-before="page"/>
    </style:style>
    <style:style style:name="P335" style:parent-style-name="Standard" style:family="paragraph">
      <style:paragraph-properties fo:text-align="center" fo:margin-top="0.0395in" fo:margin-bottom="0.0395in"/>
      <style:text-properties fo:font-weight="bold" style:font-weight-asian="bold" fo:font-size="18pt" style:font-size-asian="18pt" style:font-size-complex="18pt"/>
    </style:style>
    <style:style style:name="P336" style:parent-style-name="Standard" style:family="paragraph">
      <style:paragraph-properties fo:margin-top="0.0395in" fo:margin-bottom="0.0395in"/>
    </style:style>
    <style:style style:name="P337" style:parent-style-name="Standard" style:family="paragraph">
      <style:paragraph-properties fo:margin-top="0.0395in" fo:margin-bottom="0.0395in" fo:margin-left="0.1965in" fo:text-indent="-0.1965in">
        <style:tab-stops/>
      </style:paragraph-properties>
    </style:style>
    <style:style style:name="P338" style:parent-style-name="Standard" style:family="paragraph">
      <style:paragraph-properties fo:margin-top="0.0395in" fo:margin-bottom="0.0395in" fo:margin-left="0.1965in" fo:text-indent="-0.1965in">
        <style:tab-stops/>
      </style:paragraph-properties>
    </style:style>
    <style:style style:name="T339" style:parent-style-name="DefaultParagraphFont" style:family="text">
      <style:text-properties fo:font-weight="bold" style:font-weight-asian="bold" style:font-weight-complex="bold"/>
    </style:style>
    <style:style style:name="T340" style:parent-style-name="DefaultParagraphFont" style:family="text">
      <style:text-properties fo:font-weight="bold" style:font-weight-asian="bold" style:font-weight-complex="bold"/>
    </style:style>
    <style:style style:name="T341" style:parent-style-name="DefaultParagraphFont" style:family="text">
      <style:text-properties fo:font-weight="bold" style:font-weight-asian="bold" style:font-weight-complex="bold"/>
    </style:style>
    <style:style style:name="P342" style:parent-style-name="Standard" style:family="paragraph">
      <style:paragraph-properties fo:margin-top="0.0395in" fo:margin-bottom="0.0395in" fo:margin-left="0.1965in" fo:text-indent="-0.1965in">
        <style:tab-stops/>
      </style:paragraph-properties>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font-weight="bold" style:font-weight-asian="bold" style:font-weight-complex="bold"/>
    </style:style>
    <style:style style:name="T345" style:parent-style-name="DefaultParagraphFont" style:family="text">
      <style:text-properties fo:font-weight="bold" style:font-weight-asian="bold" style:font-weight-complex="bold"/>
    </style:style>
    <style:style style:name="P346" style:parent-style-name="Standard" style:family="paragraph">
      <style:paragraph-properties fo:margin-top="0.0395in" fo:margin-bottom="0.0395in" fo:margin-left="0.1965in" fo:text-indent="-0.1965in">
        <style:tab-stops/>
      </style:paragraph-properties>
    </style:style>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font-weight="bold" style:font-weight-asian="bold" style:font-weight-complex="bold"/>
    </style:style>
    <style:style style:name="T349" style:parent-style-name="DefaultParagraphFont" style:family="text">
      <style:text-properties fo:font-weight="bold" style:font-weight-asian="bold" style:font-weight-complex="bold"/>
    </style:style>
    <style:style style:name="P350" style:parent-style-name="Standard" style:family="paragraph">
      <style:paragraph-properties fo:margin-top="0.0395in" fo:margin-bottom="0.0395in" fo:margin-left="0.1965in" fo:text-indent="-0.1965in">
        <style:tab-stops/>
      </style:paragraph-properties>
    </style:style>
    <style:style style:name="T351" style:parent-style-name="DefaultParagraphFont" style:family="text">
      <style:text-properties fo:font-weight="bold" style:font-weight-asian="bold" style:font-weight-complex="bold"/>
    </style:style>
    <style:style style:name="T352" style:parent-style-name="DefaultParagraphFont" style:family="text">
      <style:text-properties fo:font-weight="bold" style:font-weight-asian="bold" style:font-weight-complex="bold"/>
    </style:style>
    <style:style style:name="T353" style:parent-style-name="DefaultParagraphFont" style:family="text">
      <style:text-properties fo:font-weight="bold" style:font-weight-asian="bold" style:font-weight-complex="bold"/>
    </style:style>
    <style:style style:name="P354" style:parent-style-name="Standard" style:family="paragraph">
      <style:paragraph-properties fo:margin-top="0.0395in" fo:margin-bottom="0.0395in" fo:margin-left="0.1965in" fo:text-indent="-0.1965in">
        <style:tab-stops/>
      </style:paragraph-properties>
    </style:style>
    <style:style style:name="T355" style:parent-style-name="DefaultParagraphFont" style:family="text">
      <style:text-properties fo:font-weight="bold" style:font-weight-asian="bold" style:font-weight-complex="bold"/>
    </style:style>
    <style:style style:name="T356" style:parent-style-name="DefaultParagraphFont" style:family="text">
      <style:text-properties fo:font-weight="bold" style:font-weight-asian="bold" style:font-weight-complex="bold"/>
    </style:style>
    <style:style style:name="T357" style:parent-style-name="DefaultParagraphFont" style:family="text">
      <style:text-properties fo:font-weight="bold" style:font-weight-asian="bold" style:font-weight-complex="bold"/>
    </style:style>
    <style:style style:name="P358" style:parent-style-name="Standard" style:family="paragraph">
      <style:paragraph-properties fo:margin-top="0.0395in" fo:margin-bottom="0.0395in" fo:margin-left="0.1965in" fo:text-indent="-0.1965in">
        <style:tab-stops/>
      </style:paragraph-properties>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fo:font-weight="bold" style:font-weight-asian="bold" style:font-weight-complex="bold"/>
    </style:style>
    <style:style style:name="P362" style:parent-style-name="Standard" style:family="paragraph">
      <style:paragraph-properties fo:margin-top="0.0395in" fo:margin-bottom="0.0395in" fo:margin-left="0.1965in" fo:text-indent="-0.1965in">
        <style:tab-stops/>
      </style:paragraph-properties>
    </style:style>
    <style:style style:name="T363" style:parent-style-name="DefaultParagraphFont" style:family="text">
      <style:text-properties fo:font-weight="bold" style:font-weight-asian="bold" style:font-weight-complex="bold"/>
    </style:style>
    <style:style style:name="T364" style:parent-style-name="DefaultParagraphFont" style:family="text">
      <style:text-properties fo:font-weight="bold" style:font-weight-asian="bold" style:font-weight-complex="bold"/>
    </style:style>
    <style:style style:name="T365" style:parent-style-name="DefaultParagraphFont" style:family="text">
      <style:text-properties fo:font-weight="bold" style:font-weight-asian="bold" style:font-weight-complex="bold"/>
    </style:style>
    <style:style style:name="T366" style:parent-style-name="DefaultParagraphFont" style:family="text">
      <style:text-properties fo:font-weight="bold" style:font-weight-asian="bold" style:font-weight-complex="bold"/>
    </style:style>
    <style:style style:name="P367" style:parent-style-name="Standard" style:family="paragraph">
      <style:paragraph-properties fo:margin-top="0.0395in" fo:margin-bottom="0.0395in" fo:margin-left="0.1965in" fo:text-indent="-0.1965in">
        <style:tab-stops/>
      </style:paragraph-properties>
    </style:style>
    <style:style style:name="T368" style:parent-style-name="DefaultParagraphFont" style:family="text">
      <style:text-properties fo:font-weight="bold" style:font-weight-asian="bold" style:font-weight-complex="bold"/>
    </style:style>
    <style:style style:name="T369" style:parent-style-name="DefaultParagraphFont" style:family="text">
      <style:text-properties fo:font-weight="bold" style:font-weight-asian="bold" style:font-weight-complex="bold"/>
    </style:style>
    <style:style style:name="T370" style:parent-style-name="DefaultParagraphFont" style:family="text">
      <style:text-properties fo:font-weight="bold" style:font-weight-asian="bold" style:font-weight-complex="bold"/>
    </style:style>
    <style:style style:name="P371" style:parent-style-name="Standard" style:family="paragraph">
      <style:paragraph-properties fo:margin-top="0.0395in" fo:margin-bottom="0.0395in" fo:margin-left="0.1965in" fo:text-indent="-0.1965in">
        <style:tab-stops/>
      </style:paragraph-properties>
    </style:style>
    <style:style style:name="T372" style:parent-style-name="DefaultParagraphFont" style:family="text">
      <style:text-properties fo:font-weight="bold" style:font-weight-asian="bold" style:font-weight-complex="bold"/>
    </style:style>
    <style:style style:name="T373" style:parent-style-name="DefaultParagraphFont" style:family="text">
      <style:text-properties fo:font-weight="bold" style:font-weight-asian="bold" style:font-weight-complex="bold"/>
    </style:style>
    <style:style style:name="T374" style:parent-style-name="DefaultParagraphFont" style:family="text">
      <style:text-properties fo:font-weight="bold" style:font-weight-asian="bold" style:font-weight-complex="bold"/>
    </style:style>
    <style:style style:name="P375" style:parent-style-name="Standard" style:family="paragraph">
      <style:paragraph-properties fo:margin-top="0.0395in" fo:margin-bottom="0.0395in" fo:margin-left="0.1965in" fo:text-indent="-0.1965in">
        <style:tab-stops/>
      </style:paragraph-properties>
    </style:style>
    <style:style style:name="T376" style:parent-style-name="DefaultParagraphFont" style:family="text">
      <style:text-properties fo:font-weight="bold" style:font-weight-asian="bold" style:font-weight-complex="bold"/>
    </style:style>
    <style:style style:name="T377" style:parent-style-name="DefaultParagraphFont" style:family="text">
      <style:text-properties fo:font-weight="bold" style:font-weight-asian="bold" style:font-weight-complex="bold"/>
    </style:style>
    <style:style style:name="T378" style:parent-style-name="DefaultParagraphFont" style:family="text">
      <style:text-properties fo:font-weight="bold" style:font-weight-asian="bold" style:font-weight-complex="bold"/>
    </style:style>
    <style:style style:name="T379" style:parent-style-name="DefaultParagraphFont" style:family="text">
      <style:text-properties fo:font-weight="bold" style:font-weight-asian="bold" style:font-weight-complex="bold"/>
    </style:style>
    <style:style style:name="P380" style:parent-style-name="Standard" style:family="paragraph">
      <style:paragraph-properties fo:margin-top="0.0395in" fo:margin-bottom="0.0395in" fo:margin-left="0.1965in" fo:text-indent="-0.1965in">
        <style:tab-stops/>
      </style:paragraph-properties>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fo:font-weight="bold" style:font-weight-asian="bold" style:font-weight-complex="bold"/>
    </style:style>
    <style:style style:name="P384" style:parent-style-name="Standard" style:family="paragraph">
      <style:paragraph-properties fo:break-before="page" fo:text-align="center" fo:margin-top="0.0395in" fo:margin-bottom="0.0395in" fo:margin-left="0.1965in" fo:text-indent="-0.1965in">
        <style:tab-stops/>
      </style:paragraph-properties>
      <style:text-properties fo:font-weight="bold" style:font-weight-asian="bold" style:font-weight-complex="bold" fo:font-size="18pt" style:font-size-asian="18pt" style:font-size-complex="18pt"/>
    </style:style>
    <style:style style:name="P385" style:parent-style-name="Standard" style:family="paragraph">
      <style:paragraph-properties fo:margin-top="0.0395in" fo:margin-bottom="0.0395in"/>
    </style:style>
    <style:style style:name="P386" style:parent-style-name="Standard" style:family="paragraph">
      <style:paragraph-properties fo:margin-top="0.0395in" fo:margin-bottom="0.0395in" fo:margin-left="0.1965in" fo:text-indent="-0.1965in">
        <style:tab-stops/>
      </style:paragraph-properties>
    </style:style>
    <style:style style:name="P387" style:parent-style-name="Standard" style:family="paragraph">
      <style:paragraph-properties fo:margin-top="0.0395in" fo:margin-bottom="0.0395in" fo:margin-left="0.1965in" fo:text-indent="-0.1965in">
        <style:tab-stops/>
      </style:paragraph-properties>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P390" style:parent-style-name="Standard" style:family="paragraph">
      <style:paragraph-properties fo:margin-top="0.0395in" fo:margin-bottom="0.0395in" fo:margin-left="0.1965in" fo:text-indent="-0.1965in">
        <style:tab-stops/>
      </style:paragraph-properties>
    </style:style>
    <style:style style:name="T391" style:parent-style-name="DefaultParagraphFont" style:family="text">
      <style:text-properties fo:font-weight="bold" style:font-weight-asian="bold" style:font-weight-complex="bold"/>
    </style:style>
    <style:style style:name="T392" style:parent-style-name="DefaultParagraphFont" style:family="text">
      <style:text-properties fo:font-weight="bold" style:font-weight-asian="bold" style:font-weight-complex="bold"/>
    </style:style>
    <style:style style:name="P393" style:parent-style-name="Standard" style:family="paragraph">
      <style:paragraph-properties fo:margin-top="0.0395in" fo:margin-bottom="0.0395in" fo:margin-left="0.1965in" fo:text-indent="-0.1965in">
        <style:tab-stops/>
      </style:paragraph-properties>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fo:font-weight="bold" style:font-weight-asian="bold" style:font-weight-complex="bold"/>
    </style:style>
    <style:style style:name="P396" style:parent-style-name="Standard" style:family="paragraph">
      <style:paragraph-properties fo:margin-top="0.0395in" fo:margin-bottom="0.0395in" fo:margin-left="0.1965in" fo:text-indent="-0.1965in">
        <style:tab-stops/>
      </style:paragraph-properties>
    </style:style>
    <style:style style:name="T397" style:parent-style-name="DefaultParagraphFont" style:family="text">
      <style:text-properties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P399" style:parent-style-name="Standard" style:family="paragraph">
      <style:paragraph-properties fo:margin-top="0.0395in" fo:margin-bottom="0.0395in" fo:margin-left="0.1965in" fo:text-indent="-0.1965in">
        <style:tab-stops/>
      </style:paragraph-properties>
    </style:style>
    <style:style style:name="T400" style:parent-style-name="DefaultParagraphFont" style:family="text">
      <style:text-properties fo:font-weight="bold" style:font-weight-asian="bold" style:font-weight-complex="bold"/>
    </style:style>
    <style:style style:name="T401" style:parent-style-name="DefaultParagraphFont" style:family="text">
      <style:text-properties fo:font-weight="bold" style:font-weight-asian="bold" style:font-weight-complex="bold"/>
    </style:style>
    <style:style style:name="T402" style:parent-style-name="DefaultParagraphFont" style:family="text">
      <style:text-properties fo:font-weight="bold" style:font-weight-asian="bold" style:font-weight-complex="bold"/>
    </style:style>
    <style:style style:name="P403" style:parent-style-name="Standard" style:family="paragraph">
      <style:paragraph-properties fo:margin-top="0.0395in" fo:margin-bottom="0.0395in" fo:margin-left="0.1965in" fo:text-indent="-0.1965in">
        <style:tab-stops/>
      </style:paragraph-properties>
    </style:style>
    <style:style style:name="T404" style:parent-style-name="DefaultParagraphFont" style:family="text">
      <style:text-properties fo:font-weight="bold" style:font-weight-asian="bold" style:font-weight-complex="bold"/>
    </style:style>
    <style:style style:name="T405" style:parent-style-name="DefaultParagraphFont" style:family="text">
      <style:text-properties fo:font-weight="bold" style:font-weight-asian="bold" style:font-weight-complex="bold"/>
    </style:style>
    <style:style style:name="T406" style:parent-style-name="DefaultParagraphFont" style:family="text">
      <style:text-properties fo:font-weight="bold" style:font-weight-asian="bold" style:font-weight-complex="bold"/>
    </style:style>
    <style:style style:name="P407" style:parent-style-name="Standard" style:family="paragraph">
      <style:paragraph-properties fo:margin-top="0.0395in" fo:margin-bottom="0.0395in" fo:margin-left="0.1965in" fo:text-indent="-0.1965in">
        <style:tab-stops/>
      </style:paragraph-properties>
    </style:style>
    <style:style style:name="T408" style:parent-style-name="DefaultParagraphFont" style:family="text">
      <style:text-properties fo:font-weight="bold" style:font-weight-asian="bold" style:font-weight-complex="bold"/>
    </style:style>
    <style:style style:name="T409" style:parent-style-name="DefaultParagraphFont" style:family="text">
      <style:text-properties fo:font-weight="bold" style:font-weight-asian="bold" style:font-weight-complex="bold"/>
    </style:style>
    <style:style style:name="T410" style:parent-style-name="DefaultParagraphFont" style:family="text">
      <style:text-properties fo:font-weight="bold" style:font-weight-asian="bold" style:font-weight-complex="bold"/>
    </style:style>
    <style:style style:name="P411" style:parent-style-name="Standard" style:family="paragraph">
      <style:paragraph-properties fo:margin-top="0.0395in" fo:margin-bottom="0.0395in" fo:margin-left="0.1965in" fo:text-indent="-0.1965in">
        <style:tab-stops/>
      </style:paragraph-properties>
    </style:style>
    <style:style style:name="T412" style:parent-style-name="DefaultParagraphFont" style:family="text">
      <style:text-properties fo:font-weight="bold" style:font-weight-asian="bold" style:font-weight-complex="bold"/>
    </style:style>
    <style:style style:name="T413" style:parent-style-name="DefaultParagraphFont" style:family="text">
      <style:text-properties fo:font-weight="bold" style:font-weight-asian="bold" style:font-weight-complex="bold"/>
    </style:style>
    <style:style style:name="T414" style:parent-style-name="DefaultParagraphFont" style:family="text">
      <style:text-properties fo:font-weight="bold" style:font-weight-asian="bold" style:font-weight-complex="bold"/>
    </style:style>
    <style:style style:name="P415" style:parent-style-name="Standard" style:family="paragraph">
      <style:paragraph-properties fo:margin-top="0.0395in" fo:margin-bottom="0.0395in" fo:margin-left="0.1965in" fo:text-indent="-0.1965in">
        <style:tab-stops/>
      </style:paragraph-properties>
    </style:style>
    <style:style style:name="T416" style:parent-style-name="DefaultParagraphFont" style:family="text">
      <style:text-properties fo:font-weight="bold" style:font-weight-asian="bold" style:font-weight-complex="bold"/>
    </style:style>
    <style:style style:name="T417" style:parent-style-name="DefaultParagraphFont" style:family="text">
      <style:text-properties fo:font-weight="bold" style:font-weight-asian="bold"/>
    </style:style>
    <style:style style:name="T418" style:parent-style-name="DefaultParagraphFont" style:family="text">
      <style:text-properties fo:font-weight="bold" style:font-weight-asian="bold"/>
    </style:style>
    <style:style style:name="T419" style:parent-style-name="DefaultParagraphFont" style:family="text">
      <style:text-properties fo:font-weight="bold" style:font-weight-asian="bold"/>
    </style:style>
    <style:style style:name="T420" style:parent-style-name="DefaultParagraphFont" style:family="text">
      <style:text-properties fo:font-weight="bold" style:font-weight-asian="bold"/>
    </style:style>
    <style:style style:name="T421" style:parent-style-name="DefaultParagraphFont" style:family="text">
      <style:text-properties fo:font-weight="bold" style:font-weight-asian="bold"/>
    </style:style>
    <style:style style:name="P422" style:parent-style-name="Standard" style:family="paragraph">
      <style:paragraph-properties fo:margin-top="0.0395in" fo:margin-bottom="0.0395in" fo:margin-left="0.1965in" fo:text-indent="-0.1965in">
        <style:tab-stops/>
      </style:paragraph-properties>
    </style:style>
    <style:style style:name="T423" style:parent-style-name="DefaultParagraphFont" style:family="text">
      <style:text-properties fo:font-weight="bold" style:font-weight-asian="bold" style:font-weight-complex="bold"/>
    </style:style>
    <style:style style:name="T424" style:parent-style-name="DefaultParagraphFont" style:family="text">
      <style:text-properties fo:font-weight="bold" style:font-weight-asian="bold" style:font-weight-complex="bold"/>
    </style:style>
    <style:style style:name="T425" style:parent-style-name="DefaultParagraphFont" style:family="text">
      <style:text-properties fo:font-weight="bold" style:font-weight-asian="bold" style:font-weight-complex="bold"/>
    </style:style>
    <style:style style:name="P426" style:parent-style-name="Standard" style:family="paragraph">
      <style:paragraph-properties fo:margin-top="0.0395in" fo:margin-bottom="0.0395in" fo:margin-left="0.1965in" fo:text-indent="-0.1965in">
        <style:tab-stops/>
      </style:paragraph-properties>
    </style:style>
    <style:style style:name="T427" style:parent-style-name="DefaultParagraphFont" style:family="text">
      <style:text-properties fo:font-weight="bold" style:font-weight-asian="bold" style:font-weight-complex="bold"/>
    </style:style>
    <style:style style:name="T428" style:parent-style-name="DefaultParagraphFont" style:family="text">
      <style:text-properties fo:font-weight="bold" style:font-weight-asian="bold" style:font-weight-complex="bold"/>
    </style:style>
    <style:style style:name="T429" style:parent-style-name="DefaultParagraphFont" style:family="text">
      <style:text-properties fo:font-weight="bold" style:font-weight-asian="bold" style:font-weight-complex="bold"/>
    </style:style>
    <style:style style:name="P430" style:parent-style-name="Standard" style:family="paragraph">
      <style:paragraph-properties fo:margin-top="0.0395in" fo:margin-bottom="0.0395in" fo:margin-left="0.1965in" fo:text-indent="-0.1965in">
        <style:tab-stops/>
      </style:paragraph-properties>
    </style:style>
    <style:style style:name="T431" style:parent-style-name="DefaultParagraphFont" style:family="text">
      <style:text-properties fo:font-weight="bold" style:font-weight-asian="bold" style:font-weight-complex="bold"/>
    </style:style>
    <style:style style:name="T432" style:parent-style-name="DefaultParagraphFont" style:family="text">
      <style:text-properties fo:font-weight="bold" style:font-weight-asian="bold" style:font-weight-complex="bold"/>
    </style:style>
    <style:style style:name="T433" style:parent-style-name="DefaultParagraphFont" style:family="text">
      <style:text-properties fo:font-weight="bold" style:font-weight-asian="bold" style:font-weight-complex="bold"/>
    </style:style>
    <style:style style:name="T434" style:parent-style-name="DefaultParagraphFont" style:family="text">
      <style:text-properties fo:font-weight="bold" style:font-weight-asian="bold" style:font-weight-complex="bold"/>
    </style:style>
    <style:style style:name="T435" style:parent-style-name="DefaultParagraphFont" style:family="text">
      <style:text-properties fo:font-weight="bold" style:font-weight-asian="bold" style:font-weight-complex="bold"/>
    </style:style>
    <style:style style:name="T436" style:parent-style-name="DefaultParagraphFont" style:family="text">
      <style:text-properties style:font-weight-complex="bold"/>
    </style:style>
    <style:style style:name="P437" style:parent-style-name="Standard" style:family="paragraph">
      <style:paragraph-properties fo:margin-top="0.0395in" fo:margin-bottom="0.0395in" fo:margin-left="0.1965in" fo:text-indent="-0.1965in">
        <style:tab-stops/>
      </style:paragraph-properties>
    </style:style>
    <style:style style:name="T438" style:parent-style-name="DefaultParagraphFont" style:family="text">
      <style:text-properties fo:font-weight="bold" style:font-weight-asian="bold" style:font-weight-complex="bold"/>
    </style:style>
    <style:style style:name="T439" style:parent-style-name="DefaultParagraphFont" style:family="text">
      <style:text-properties fo:font-weight="bold" style:font-weight-asian="bold"/>
    </style:style>
    <style:style style:name="T440" style:parent-style-name="DefaultParagraphFont" style:family="text">
      <style:text-properties fo:font-weight="bold" style:font-weight-asian="bold"/>
    </style:style>
    <style:style style:name="T441" style:parent-style-name="DefaultParagraphFont" style:family="text">
      <style:text-properties fo:font-weight="bold" style:font-weight-asian="bold"/>
    </style:style>
    <style:style style:name="T442" style:parent-style-name="DefaultParagraphFont" style:family="text">
      <style:text-properties fo:font-weight="bold" style:font-weight-asian="bold"/>
    </style:style>
    <style:style style:name="T443" style:parent-style-name="DefaultParagraphFont" style:family="text">
      <style:text-properties fo:font-weight="bold" style:font-weight-asian="bold"/>
    </style:style>
    <style:style style:name="T444" style:parent-style-name="DefaultParagraphFont" style:family="text">
      <style:text-properties fo:font-weight="bold" style:font-weight-asian="bold"/>
    </style:style>
    <style:style style:name="P445" style:parent-style-name="Standard" style:family="paragraph">
      <style:paragraph-properties fo:margin-top="0.0395in" fo:margin-bottom="0.0395in" fo:margin-left="0.1965in" fo:text-indent="-0.1965in">
        <style:tab-stops/>
      </style:paragraph-properties>
    </style:style>
    <style:style style:name="P446" style:parent-style-name="Standard" style:family="paragraph">
      <style:paragraph-properties fo:margin-top="0.0395in" fo:margin-bottom="0.0395in" fo:margin-left="0.1965in" fo:text-indent="-0.1965in">
        <style:tab-stops/>
      </style:paragraph-properties>
    </style:style>
    <style:style style:name="T447" style:parent-style-name="DefaultParagraphFont" style:family="text">
      <style:text-properties fo:font-weight="bold" style:font-weight-asian="bold"/>
    </style:style>
    <style:style style:name="P448" style:parent-style-name="Standard" style:family="paragraph">
      <style:paragraph-properties fo:margin-top="0.0395in" fo:margin-bottom="0.0395in" fo:margin-left="0.1965in" fo:text-indent="-0.1965in">
        <style:tab-stops/>
      </style:paragraph-properties>
    </style:style>
    <style:style style:name="T449" style:parent-style-name="DefaultParagraphFont" style:family="text">
      <style:text-properties fo:font-weight="bold" style:font-weight-asian="bold"/>
    </style:style>
    <style:style style:name="T450" style:parent-style-name="DefaultParagraphFont" style:family="text">
      <style:text-properties fo:font-weight="bold" style:font-weight-asian="bold"/>
    </style:style>
  </office:automatic-styles>
  <office:body>
    <office:text text:use-soft-page-breaks="true">
      <text:p text:style-name="P1">Magia Dostępna w Settingu</text:p>
      <text:p text:style-name="P2"/>
      <text:p text:style-name="P3">Zasady Magii w settingu</text:p>
      <text:p text:style-name="P4">Wybierając Arcane Background jako Edge wybierasz jeden rodzaj magii, w której się specjalizujesz. Zaklęcia innych rodzajów magii rzucasz z karą -2. Podany w nawiasach atrybut mówi, z<text:s/>jakim atrybutem powiązana jest twoja umiejętność Spellcasting.</text:p>
      <text:p text:style-name="P5"/>
      <text:p text:style-name="P6">Mana nie regeneruje się co godzinę. Zamiast tego godzinny odpoczynek (jakakolwiek aktywność nie wymagająca rzutów) regeneruje twoją manę do połowy maksymalnej wartości zaokrąglonej w górę. Długi odpoczynek (8h aktywności nie wymagającej rzutów) regeneruje rezerwy many do pełna. Wszyscy magowie startują z 10 punktami many (lub ekwiwalentu) chyba że ich typ zaklęć mówi inaczej.</text:p>
      <text:p text:style-name="P7">Śpiewak (Spirit)</text:p>
      <text:p text:style-name="P8">By używać zaklęć Śpiewak potrzebuje być w stanie mówić. Jego zaklęcia zużywają manę co turę i co turę zwiększają swoją moc (mechanika<text:s/><text:span text:style-name="T9">Eskalacji</text:span>). Jeśli Śpiewak dostanie status „<text:span text:style-name="T10">shaken</text:span>” musi rzucić<text:s/><text:span text:style-name="T11">Spirit</text:span><text:s/>na każde utrzymywane przez niego zaklęcie, fail oznacza iż zostało ono przerwane. Śpiewak może przerwać<text:s/>dowolne swoje zaklęcie w dowolnym momencie. Zaklęcia Śpiewaka używają Spirit jako swojego zasięgu działania (liczba pól równa rozmiarowi kości).</text:p>
      <text:p text:style-name="P12"><text:span text:style-name="T13">Song of Protection (Novice)</text:span><text:line-break/><text:span text:style-name="T14">Koszt</text:span>:<text:s/><text:tab/>1 mana/tura<text:line-break/><text:span text:style-name="T15">Efekt</text:span>:<text:s/><text:tab/><text:tab/>Na sukcesie cel dostaje:<text:s/><text:line-break/><text:tab/><text:tab/><text:tab/>+2 do rzutów obronnych przeciwko magii<text:s/><text:line-break/><text:tab/><text:tab/><text:tab/>+2 toughness przeciwko magii<text:line-break/><text:span text:style-name="T16">Eskalacja</text:span>:<text:s/><text:tab/>Co turę zaklęcie obejmuje jeden dodatkowy cel, po trzech turach efekt zaklęcia<text:s/><text:tab/><text:tab/><text:tab/><text:tab/>podwaja się.</text:p>
      <text:p text:style-name="P17"><text:span text:style-name="T18">Song of Rock (Novice)</text:span><text:line-break/><text:span text:style-name="T19">Koszt</text:span>:<text:s/><text:tab/>1 mana/tura<text:line-break/><text:span text:style-name="T20">Efekt</text:span>:<text:s/><text:tab/><text:tab/>Na sukcesie cel dostaje:<text:s/><text:line-break/><text:tab/><text:tab/><text:tab/>+2 toughness (armour)<text:line-break/><text:span text:style-name="T21">Eskalacja</text:span>:<text:s/><text:tab/>Co turę zaklęcie obejmuje jeden dodatkowy cel, po trzech turach efekt zaklęcia<text:s/><text:tab/><text:tab/><text:tab/><text:tab/>podwaja się.</text:p>
      <text:p text:style-name="P22"><text:span text:style-name="T23">Inspiration (Novice)</text:span><text:line-break/><text:span text:style-name="T24">Koszt</text:span>:<text:tab/><text:tab/>1 mana/tura<text:line-break/><text:span text:style-name="T25">Efekt</text:span>:<text:tab/><text:tab/>Wybierz jeden atrybut lub skill, kostka wybranego traitu zwiększa się o 1 stopień<text:s/><text:tab/><text:tab/><text:tab/>dla celu<text:line-break/><text:span text:style-name="T26">Eska</text:span><text:span text:style-name="T27">lacja</text:span>:<text:tab/>Co turę zaklęcie obejmuje jeden dodatkowy cel, po trzech turach efekt zaklęcia<text:s/><text:tab/><text:tab/><text:tab/><text:tab/>podwaja się.</text:p>
      <text:p text:style-name="P28"><text:span text:style-name="T29">Confusion (Novice)</text:span><text:line-break/><text:span text:style-name="T30">Koszt</text:span>:<text:tab/><text:tab/>1 mana/tura<text:line-break/><text:span text:style-name="T31">Efekt</text:span>:<text:tab/><text:tab/>Cel wykonuje rzut na smarts, na porażce otrzymuje statusy distracted i vulnerable<text:line-break/><text:span text:style-name="T32">Eskalacja</text:span>:<text:tab/>Co turę cel wykonuje rzut ponownie, od trzeciej tury dostaje karę do rzutu -2, od<text:s/><text:tab/><text:tab/><text:tab/>piątej tury kara rośnie do -3</text:p>
      <text:p text:style-name="P33"><text:span text:style-name="T34">Drums of Pace (Seasoned)</text:span><text:line-break/><text:span text:style-name="T35">Koszt</text:span>:<text:tab/><text:tab/>2 mana/tura<text:line-break/><text:span text:style-name="T36">Efekt</text:span>:<text:tab/><text:tab/>Szybkość celu podwaja się lub zmniejsza o połowę (wybór rzucającego)<text:line-break/><text:span text:style-name="T37">Eskalacja</text:span>:<text:tab/>Co turę zaklęcie obejmuje jeden dodatkowy cel, po trzech turach przyspieszone<text:s/><text:tab/><text:tab/><text:tab/><text:tab/>osoby ignorują trudny teren, a spowolnione muszą zużyć akcję by się ruszyć</text:p>
      <text:p text:style-name="P38"><text:span text:style-name="T39">Dispeling Chords (Seasoned)</text:span><text:line-break/><text:span text:style-name="T40">Koszt</text:span>:<text:tab/><text:tab/>2 mana/tura<text:line-break/><text:span text:style-name="T41">Efekt</text:span>:<text:tab/><text:tab/>Do przerwania tego zaklęcia wszystkie aktywne zaklęcia do<text:s/>poziomu Seasoned w<text:s/><text:tab/><text:tab/><text:tab/>zasięgu przestają działać, dla zaklęć wyższego poziomu należy wykonać<text:s/><text:tab/><text:tab/><text:tab/><text:tab/><text:tab/>przeciwny rzut na arcana<text:line-break/><text:span text:style-name="T42">Eskalacja</text:span>:<text:tab/>Po trzech turach pozostali magowie w zasięgu otrzymują karę -1 do rzucania<text:s/><text:tab/><text:tab/><text:tab/><text:tab/>zaklęć, kara rośnie do -2 po pięciu turach i<text:s/>do -3 po siedmiu</text:p>
      <text:p text:style-name="P43"><text:span text:style-name="T44">Sagas of Warriors (Seasoned)</text:span><text:line-break/><text:span text:style-name="T45">Koszt</text:span>:<text:tab/><text:tab/>2 mana/tura<text:line-break/><text:span text:style-name="T46">Efekt</text:span>:<text:tab/><text:tab/>Do przerwania tego zaklęcia cel otrzymuje wybrany przez rzucającego combat<text:s/><text:tab/><text:tab/><text:tab/><text:tab/>edge, ten edge musi być na poziomie nie wyższym niż rzucający. Rzucający ani<text:s/><text:tab/><text:tab/><text:tab/><text:tab/>cel nie muszą spełniać wymagań do tego edge<text:line-break/><text:span text:style-name="T47">Eskalacja</text:span>:<text:tab/>Co trzy tury cel otrzymuje kolejny combat edge</text:p>
      <text:p text:style-name="P48">Kryształowy Mag (Spirit)</text:p>
      <text:p text:style-name="P49">Zaklęcia kryształowych magów polegają na krystalizacji wszechobecnej energii magicznej. Wszystkie ich twory zaczynają sublimować po godzinie<text:s/>istnienia. Kryształowe obiekty mają twardość 10. Kryształowi magowie mogą eksplodować swoje twory<text:s/>jako akcję, kosztuje to 1 punkt many i zadaje 2D6 obrażeń w średnich rozmiarów AoE (7 pól) dookoła detonowanego obiektu. Magia kryształu używa Spirit jako swojego zasięgu działania (liczba pól równa rozmiarowi kości).</text:p>
      <text:p text:style-name="P50"/>
      <text:p text:style-name="P51"><text:span text:style-name="T52">Create Medium Object (Novice)</text:span><text:line-break/><text:span text:style-name="T53">Koszt</text:span>:<text:tab/>1 mana<text:line-break/><text:span text:style-name="T54">Efekt</text:span>:<text:tab/>Mag tworzy obiekt zużywający nie więcej niż 1m<text:span text:style-name="T55">3</text:span><text:s/>materiału, może to być<text:s/><text:tab/><text:tab/><text:tab/><text:tab/>np.: broń biała, zbroja, przedmiot codziennego użytku, mebel</text:p>
      <text:p text:style-name="P56"><text:span text:style-name="T57">Crystal Spear (Novi</text:span><text:span text:style-name="T58">ce)</text:span><text:line-break/><text:span text:style-name="T59">Koszt</text:span>:<text:tab/>2 mana<text:line-break/><text:span text:style-name="T60">Efekt</text:span>:<text:tab/>Mag wystrzeliwuje kryształowy pocisk w prostej linii od niego. Wszyscy na linii<text:s/><text:tab/><text:tab/><text:tab/>wykonują agility rzut przeciwko jego spellcasting w kolejności od osoby<text:s/><text:tab/><text:tab/><text:tab/><text:tab/><text:tab/>najbliżej, pierwsza osoba która nie zda zostaje trafiona za 2D6 obrażeń<text:s/>i włócznia<text:s/><text:tab/><text:tab/><text:tab/>pozostaje wbita w niego. Jeśli włócznia nie trafi nikogo, wbija się w pierwszą<text:s/><text:tab/><text:tab/><text:tab/><text:tab/>przeszkodę na swojej drodze lub na końcu swojego zasięgu. Jeżeli mag zdecyduje się eksplodować kryształową włócznię w tej samej turze w której ją wystrzelił, obrażenia sumują się zamiast być osobnymi atakami.</text:p>
      <text:p text:style-name="P61"><text:span text:style-name="T62">Deflective Shards (Novice)</text:span><text:line-break/><text:span text:style-name="T63">Koszt</text:span>:<text:tab/>3 mana<text:line-break/><text:span text:style-name="T64">Efekt</text:span>:<text:tab/>Mag otacza się odłamkami kryształu, potencjalnie przyjmującymi na siebie<text:s/><text:tab/><text:tab/><text:tab/><text:tab/>pociski wroga. Atakujący go za pomocą Shooting dostają -2 do swojego rzutu (-4<text:s/><text:tab/><text:tab/><text:tab/>przy przebiciu na rzuceniu zaklęcia). Eksplodowanie tego zaklęcia nie rani maga.</text:p>
      <text:p text:style-name="P65"><text:span text:style-name="T66">Glowing Crystal (Novice)</text:span><text:line-break/><text:span text:style-name="T67">Koszt</text:span>: 1 mana<text:line-break/><text:span text:style-name="T68">Efekt</text:span>:<text:tab/>Mały świecący kryształ<text:s/>daje światło na poziomie dziennym w zasięgu równym<text:s/><text:tab/><text:tab/><text:tab/><text:tab/>zasięgowi zaklęć maga, może się także oddalić od maga na połowę tego zasięgu.<text:s/><text:tab/><text:tab/><text:tab/>Eksplodowanie tego zaklęcia nie rani, lecz oślepia na jedną turę.</text:p>
      <text:p text:style-name="P69"><text:span text:style-name="T70">Create Large Object (Seasoned)</text:span><text:line-break/><text:span text:style-name="T71">Koszt</text:span>:<text:tab/>2 mana<text:line-break/><text:span text:style-name="T72">Efekt</text:span>:<text:tab/>Mag tworzy obiekt zużywający nie więcej niż 10m<text:span text:style-name="T73">3</text:span><text:s/>materiału, może to być<text:s/><text:tab/><text:tab/><text:tab/><text:tab/>np.: ściana, łódka, dach, wielka kula, itp. Obiekt zajmuje na polu walki miejsce o<text:s/><text:tab/><text:tab/><text:tab/>średnicy 5 stóp. Mag może stworzyć dodatkowe kopie tego obiektu w ramach<text:s/><text:tab/><text:tab/><text:tab/><text:tab/>tego samego zaklęcia, płacąc za każdą z nich kolejne 2 many.</text:p>
      <text:p text:style-name="P74"><text:span text:style-name="T75">Telekineza (Seasoned)</text:span><text:line-break/><text:span text:style-name="T76">Koszt</text:span>:<text:tab/>5 mana<text:line-break/><text:span text:style-name="T77">Efekt</text:span>:<text:tab/>Mag może poruszać zdalnie dowolnym obiektem w swoim zasięgu, używając do<text:s/><text:tab/><text:tab/><text:tab/>tego siły D10 (siła D12 i podwojony zasięg na przebiciu). Żywe istoty mogą<text:s/><text:tab/><text:tab/><text:tab/><text:tab/>bronić się za pomocą Spirit. Używanie narzędzi lub broni w ten sposób nadal<text:s/><text:tab/><text:tab/><text:tab/><text:tab/>wymaga rzutu na związaną z nimi umiejętność.</text:p>
      <text:p text:style-name="P78"><text:span text:style-name="T79">Crystal Cage (Seasoned)</text:span><text:line-break/><text:span text:style-name="T80">Koszt</text:span>:<text:tab/>2/4/7 mana<text:line-break/><text:span text:style-name="T81">Efekt</text:span>:<text:tab/>Mag tworzy kryształowe więzienie o rozmiarze zależnym od wydanej many<text:s/><text:tab/><text:tab/><text:tab/><text:tab/>(jeden cel za 2 many, średnie AoE za 4 i duże AoE za 7), osoby uwięzione nie<text:s/><text:tab/><text:tab/><text:tab/><text:tab/>mogą wyjść dopóki nie rozbiją kryształu. Mag może wybrać czy więzienie ma<text:s/><text:tab/><text:tab/><text:tab/><text:tab/>kraty czy jest z jednolitego kryształu, a także czy kryształ jest przejrzysty czy nie<text:s/><text:tab/><text:tab/><text:tab/>przepuszcza światła. Zależnie od<text:s/>jego wyborów uwięzione osoby otrzymują<text:s/><text:tab/><text:tab/><text:tab/><text:tab/>następujące statusy: entangled, bound, blind. Eksplodowanie więzienia rani<text:s/><text:tab/><text:tab/><text:tab/><text:tab/>wszystkich wewnątrz.<text:s/>Mag może uwięzić samego siebie, eksplozja działa wtedy na zewnątrz.</text:p>
      <text:p text:style-name="P82"><text:span text:style-name="T83">Create Small Object (Veteran)</text:span><text:line-break/><text:span text:style-name="T84">Koszt</text:span>:<text:tab/>3 many<text:line-break/><text:span text:style-name="T85">Efekt</text:span>:<text:tab/>Mag tworzy mały obiekt mieszczący się w jego dłoni. Przy przebiciu mag może<text:s/><text:tab/><text:tab/><text:tab/><text:tab/>stworzyć klucz do zamku, jeśli jest w stanie go dotknąć.</text:p>
      <text:p text:style-name="P86"><text:span text:style-name="T87">Crystal Golem (Veteran)</text:span><text:line-break/><text:span text:style-name="T88">Koszt</text:span>:<text:tab/>8 mana<text:line-break/><text:span text:style-name="T89">Efekt</text:span>:<text:tab/>Tworzy potężnego kryształowego golema wykonującego rozkazy maga (golem<text:s/><text:tab/><text:tab/><text:tab/><text:tab/>używa statystyk sentinela)</text:p>
      <text:p text:style-name="P90"><text:span text:style-name="T91">Flying Saucer (Heroic)</text:span><text:line-break/><text:span text:style-name="T92">Koszt</text:span>:<text:tab/>3<text:s/>mana/turę<text:line-break/><text:span text:style-name="T93">Efekt</text:span>:<text:tab/>Tworzy kryształowy spodek o rozmiarze dużego AoE. Spodek ma siłę D12+6<text:s/><text:tab/><text:tab/><text:tab/><text:tab/>(D12+12 na przebiciu) i może latać z szybkością 12 (24 na przebiciu) zabierając<text:s/><text:tab/><text:tab/><text:tab/><text:tab/>ze sobą wszystko, co na nim umieszczono</text:p>
      <text:p text:style-name="P94"><text:span text:style-name="T95">Instant Castle (Legendary)</text:span><text:line-break/><text:span text:style-name="T96">Koszt</text:span>:<text:tab/>15 mana<text:line-break/><text:span text:style-name="T97">Efekt</text:span>:<text:tab/>Tworzy nieduży fort obronny o architekturze i wystroju wybranych przez maga,<text:s/><text:tab/><text:tab/><text:tab/><text:tab/>wykonanych w zupełności z kryształu. Tego zaklęcia nie można zdetonować,<text:s/><text:tab/><text:tab/><text:tab/><text:tab/>zamiast tego za 3 punkty many można przedłużyć jego istnienie o kolejną godzinę<text:s/><text:tab/><text:tab/><text:tab/>w dowolnej chwili. Za dodatkowe 5 punktów many twardość kryształu zostaje<text:s/><text:tab/><text:tab/><text:tab/><text:tab/>podwojona. Za dodatkowe 7 punktów many wnętrze zamku jest wyłączone z<text:s/><text:tab/><text:tab/><text:tab/><text:tab/>efektów zaklęć AoE rzuconych z zewnątrz dopóki nie zostaną zniszczone mury.</text:p>
      <text:p text:style-name="P98"/>
      <text:p text:style-name="P99"/>
      <text:p text:style-name="P100">Mag Wiatru (Spirit)</text:p>
      <text:p text:style-name="P101">Magowie wiatru pracują bezpośrednio na energii magicznej w powietrzu, mieszając ją z własną i zamieniając w coś innego. Magowie wiatru mogą zapłacić dodatkowy punkt many by zamiast efektu sukcesu uzyskać efekt przebicia w ich zaklęciach a także mogą wybrać żywioł swojego zaklęcia. Zasięg zaklęć magów wiatru jest równy ich kości Spirit.</text:p>
      <text:p text:style-name="P102">Żywioły i ich domyślne efekty na przebiciu:<text:line-break/><text:span text:style-name="T103">Ogień</text:span>:<text:tab/><text:tab/>dodatkowe 1D4 obrażeń<text:line-break/><text:span text:style-name="T104">Woda</text:span>:<text:tab/><text:tab/>cel traci połowę szybkości do końca tury<text:line-break/><text:span text:style-name="T105">Ziemia</text:span>:<text:tab/>cel traci 2 punkt zbroi (jeśli ma zbroję) do końca tury<text:line-break/><text:span text:style-name="T106">Powietrze</text:span>:<text:tab/>odpycha cel o 3 pola<text:line-break/><text:span text:style-name="T107">Piorun</text:span>:<text:tab/>dodatkowe obrażenia równe zbroi celu</text:p>
      <text:p text:style-name="P108"><text:span text:style-name="T109">Chaos Bolt (Novice)</text:span><text:line-break/><text:span text:style-name="T110">Koszt</text:span>:<text:s/><text:tab/>1 mana<text:line-break/><text:span text:style-name="T111">Efekt</text:span>:<text:tab/><text:tab/>Mag trafia przeciwnika pociskiem zadającym 2D6 obrażeń<text:line-break/><text:span text:style-name="T112">Przebicie</text:span>:<text:s/><text:tab/>Efekt żywiołu</text:p>
      <text:p text:style-name="P113"><text:span text:style-name="T114">Elemental Breath (Novice)</text:span><text:line-break/><text:span text:style-name="T115">Koszt</text:span>:<text:tab/><text:tab/>2 mana<text:line-break/><text:span text:style-name="T116">Efekt</text:span>:<text:tab/><text:tab/>Strumień energii w kształcie stożka AoE. Każda osoba w AoE rzuca na Agility<text:s/><text:tab/><text:tab/><text:tab/><text:tab/>przeciwko rzutowi na zaklęcie. Przy porażce obrywa za 2D6.<text:line-break/><text:span text:style-name="T117">Przebicie</text:span>:<text:tab/>Efekt żywiołu</text:p>
      <text:p text:style-name="P118"><text:span text:style-name="T119">Plasma Light (Novice)</text:span><text:line-break/><text:span text:style-name="T120">Koszt</text:span>:<text:tab/><text:tab/>1 mana<text:line-break/><text:span text:style-name="T121">Efekt</text:span>:<text:tab/><text:tab/>Świecąca kulka plazmy daje światło na poziomie dziennym w zasięgu równym<text:s/><text:tab/><text:tab/><text:tab/><text:tab/>zasięgowi zaklęć maga, może się także oddalić od maga na połowę tego zasięgu.<text:line-break/><text:span text:style-name="T122">Przebicie</text:span>:<text:tab/>brak</text:p>
      <text:p text:style-name="P123"><text:span text:style-name="T124">Elemental Weapon (Novice)</text:span><text:line-break/><text:span text:style-name="T125">Koszt</text:span>:<text:tab/><text:tab/>2 mana<text:line-break/><text:span text:style-name="T126">Efekt</text:span>:<text:tab/><text:tab/>Wybrana broń dostaje +2 obrażeń i jest liczona jako magiczna broń przez 5 tur<text:line-break/><text:span text:style-name="T127">Przebicie</text:span>:<text:tab/>Bonus rośnie do +4 lub ataki bronią zyskują efekt żywiołu (rzucający wybiera)</text:p>
      <text:p text:style-name="P128"><text:span text:style-name="T129">Elemental Grenade (Seasoned)</text:span><text:line-break/><text:span text:style-name="T130">Koszt</text:span>:<text:tab/><text:tab/>3 mana<text:line-break/><text:span text:style-name="T131">Efekt</text:span>:<text:tab/><text:tab/>Strumień energii w kształcie średniego AoE. Każda osoba w AoE rzuca na Agility<text:s/><text:tab/><text:tab/><text:tab/>przeciwko rzutowi na zaklęcie. Przy porażce<text:s/>obrywa za 2D6.<text:line-break/><text:span text:style-name="T132">Przebicie</text:span>:<text:tab/>Efekt żywiołu</text:p>
      <text:p text:style-name="P133"><text:span text:style-name="T134">Elemental Cloak (Seasoned)</text:span><text:line-break/><text:span text:style-name="T135">Koszt</text:span>:<text:tab/><text:tab/>4 mana<text:line-break/><text:span text:style-name="T136">Efekt</text:span>:<text:tab/><text:tab/>przez pięć tur każdy kto kończy swoją turę obok maga, natychmiast obrywa 2D4<text:s/><text:tab/><text:tab/><text:tab/>obrażeń<text:line-break/><text:span text:style-name="T137">Przebicie</text:span>:<text:tab/>Efekt żywiołu</text:p>
      <text:p text:style-name="P138"><text:span text:style-name="T139">Anti-Magic Zone (Seasoned)</text:span><text:line-break/><text:span text:style-name="T140">Koszt</text:span>:<text:tab/><text:tab/>5 mana<text:line-break/><text:span text:style-name="T141">Efekt</text:span>:<text:tab/><text:tab/>energia magiczna zupełnie opuszcza teren w dużym AoE, trudnością rzucenia<text:s/><text:tab/><text:tab/><text:tab/><text:tab/>zaklęcia w nim jest wynik rzutu na to zaklęcie, efekt trwa pięć tur<text:line-break/><text:span text:style-name="T142">Przebicie</text:span>:<text:tab/>efekt nie afektuje maga, który rzucił to zaklęcie</text:p>
      <text:p text:style-name="P143"/>
      <text:p text:style-name="P144"/>
      <text:p text:style-name="P145"/>
      <text:p text:style-name="P146"/>
      <text:p text:style-name="P147"><text:span text:style-name="T148">Mana Steal (Veteran)</text:span><text:line-break/><text:span text:style-name="T149">Koszt</text:span>:<text:tab/><text:tab/>2 mana<text:line-break/><text:span text:style-name="T150">Efekt</text:span>:<text:tab/><text:tab/>cel tego zaklęcia traci 1k6 punktów many, które zostają przekazane rzucającemu.<text:s/><text:tab/><text:tab/><text:tab/>Nie można w ten sposób ukraść więcej many niż cel posiada, ale rzucający może<text:s/><text:tab/><text:tab/><text:tab/>w ten sposób przekroczyć swoją maksymalną ilość many. Cel może próbować się<text:s/><text:tab/><text:tab/><text:tab/>bronić za pomocą Spirit. Jeśli cel też jest magiem wiatru, może bronić się za<text:s/><text:tab/><text:tab/><text:tab/><text:tab/>pomocą Spellcasting<text:line-break/><text:span text:style-name="T151">Przebicie</text:span>:<text:tab/>cel traci 1k8 punktów many</text:p>
      <text:p text:style-name="P152"><text:span text:style-name="T153">One With Elements (Veteran)</text:span><text:line-break/><text:span text:style-name="T154">Koszt</text:span>:<text:tab/><text:tab/><text:tab/>5 mana<text:line-break/><text:span text:style-name="T155">Efekt</text:span>:<text:tab/><text:tab/><text:tab/>Mana zestraja ciało maga z jednym żywiołem dając efekt zależny od<text:s/><text:tab/><text:tab/><text:tab/><text:tab/><text:tab/>wybranego żywiołu. Efekt trwa 5 tur<text:line-break/><text:span text:style-name="T156">Efekt (Ogień):</text:span><text:tab/>mag zyskuje odporność na trucizny i widzenie w ciemności<text:line-break/><text:span text:style-name="T157">Efekt (Woda):</text:span><text:tab/>mag oddycha pod wodą i automatyczny sukces na pływaniu<text:line-break/><text:span text:style-name="T158">Efekt (Ziemia):</text:span><text:tab/>mag może przechodzić przez ściany<text:line-break/><text:span text:style-name="T159">Efekt (Powietrze):</text:span><text:span text:style-name="T160"><text:tab/></text:span>mag może latać z szybkością 12<text:line-break/><text:span text:style-name="T161">Efekt (Piorun):</text:span><text:tab/>szybkość maga się podwaja i nie działają na niego efekty spowalniające<text:line-break/><text:span text:style-name="T162">Przebicie:</text:span><text:tab/><text:tab/>efekt trwa 10 tur lub działa na dwie dodatkowe osoby</text:p>
      <text:p text:style-name="P163"><text:span text:style-name="T164">Two Elements Fury (Heroic)</text:span><text:line-break/><text:span text:style-name="T165">Koszt</text:span>:<text:tab/><text:tab/>4 mana<text:line-break/><text:span text:style-name="T166">Efekt</text:span>:<text:tab/><text:tab/>W ramach tej samej akcji rzuć<text:s/>dwa zaklęcia magii wiatru w cenie jednego (nadal<text:s/><text:tab/><text:tab/><text:tab/>musisz wydać na nie manę), każde z nich musi być innego żywiołu. Jeśli uzyskasz<text:s/><text:tab/><text:tab/><text:tab/>przebicie na którykolwiek z nich, efekt przebicia uzyskasz na obu. Jeśli przebicie<text:s/><text:tab/><text:tab/><text:tab/>uzyskasz na obu, każdy z efektów przebicia uruchomi się dwukrotnie.</text:p>
      <text:p text:style-name="P167"><text:span text:style-name="T168">Cataclysm (Legendary)</text:span><text:line-break/><text:span text:style-name="T169">Koszt</text:span>:<text:tab/><text:tab/>Cała mana, nie może być rzucone z mniej niż 10 many<text:line-break/><text:span text:style-name="T170">Efekt</text:span>:<text:tab/><text:tab/>Kataklizm następuje na terenie odpowiadającym kręgowi o maksymalnym<text:s/><text:tab/><text:tab/><text:tab/><text:tab/>promieniu jednego kilometra, minimalnym promieniu 250 metrów<text:s/>przynajmniej<text:s/><text:tab/><text:tab/><text:tab/><text:tab/>jedna dziesiąta tego terenu musi być w zasięgu wzroku rzucającego. Kataklizm<text:s/><text:tab/><text:tab/><text:tab/><text:tab/>zależy od wybranego żywiołu. Po zakończeniu kataklizmu jego teren podlega<text:s/><text:tab/><text:tab/><text:tab/><text:tab/>efektom zaklęcia Anti-Magic Zone o wyniku 7 przez trzy dni<text:line-break/><text:span text:style-name="T171">Ogień</text:span>:<text:tab/><text:tab/>Cały teren staje w eksplodujących płomieniach. Istoty i obiekty otrzymują 3D12<text:s/><text:tab/><text:tab/><text:tab/><text:tab/>obrażeń co turę przez cztery godziny<text:line-break/><text:span text:style-name="T172">Woda</text:span>:<text:tab/><text:tab/>Cały teren zostaje zamrożony. Istoty i obiekty otrzymują 7D12 obrażeń<text:s/><text:tab/><text:tab/><text:tab/><text:tab/><text:tab/>natychmiast a następnie są uwięzione w ludzie o twardości 7 na siedem dni<text:line-break/><text:span text:style-name="T173">Ziemia</text:span>:<text:tab/>Trzęsienie ziemi niszczy wszystkie budynki na terenie. Istoty i obiekty wewnątrz<text:s/><text:tab/><text:tab/><text:tab/>otrzymują 6D12 obrażeń, na zewnątrz 6D4 obrażeń<text:line-break/><text:span text:style-name="T174">Powietrze</text:span>:<text:tab/>Powietrze na terenie staje się toksyczne i żrące na trzy dni. Każda żywa istota,<text:s/><text:tab/><text:tab/><text:tab/><text:tab/>która musi oddychać, obrywa 6D4 obrażeń za każdą godzinę przebywania na<text:s/><text:tab/><text:tab/><text:tab/><text:tab/>terenie. Obiekty obrywają 2D4 obrażeń dziennie.<text:s/><text:line-break/><text:span text:style-name="T175">Piorun</text:span>:<text:tab/>Najwyższy obiekt lub istota na terenie zostaje natychmiast zniszczony, następnie<text:s/><text:tab/><text:tab/><text:tab/>efekt powtarza się codziennie o tej samej porze przez trzynaście dni.<text:line-break/><text:span text:style-name="T176">Two Elements Cataclysm</text:span>: jeżeli zaklęcie to zostało rzucone dwukrotnie jako część Two<text:s/><text:tab/><text:tab/><text:tab/><text:tab/><text:tab/>Elements Fury, teren zamienia się w kulę o tym samym promieniu. Efekt zaklęcia<text:s/><text:tab/><text:tab/><text:tab/>zastępuje następujący: wszystko w kuli rozsypuje się w proch.</text:p>
      <text:p text:style-name="P177">Mag<text:s/>Przywołań (Smarts)</text:p>
      <text:p text:style-name="P178">Magowie przywołań wzywają na pomoc istoty z różnych stron świata. Są w stanie przywołać zarówno użytkowe stworzenia jak i bojowe bestie. Mag przywołania odzyskuje zużytą na przyzwanie istoty manę, jeżeli odwoła ją osobiście. Mana zajęta<text:s/>przez przyzwaną istotę nie może zostać zregenerowania dopóki istota nie zostanie odesłana. Każdy mag przywołania zaczyna z zaklęciem<text:s/><text:span text:style-name="T179">Banishment</text:span><text:s/>za darmo.</text:p>
      <text:p text:style-name="P180"/>
      <text:p text:style-name="P181"><text:span text:style-name="T182">Banishment (Novice)</text:span><text:line-break/><text:span text:style-name="T183">Koszt</text:span>:<text:tab/><text:tab/>1 mana<text:line-break/><text:span text:style-name="T184">Efekt</text:span>:<text:tab/><text:tab/>Przywołana istota wraca tam, skąd przybyła. Jeśli nie jest<text:s/>to twoja istota, jej właściciel<text:s/><text:tab/><text:tab/><text:tab/>może próbować oprzeć ci się swoim rzutem na Spellcasting</text:p>
      <text:p text:style-name="P185"><text:span text:style-name="T186">Pack Mule (Novice)</text:span><text:line-break/><text:span text:style-name="T187">Koszt</text:span>:<text:tab/><text:tab/>3 mana<text:line-break/><text:span text:style-name="T188">Efekt</text:span>:<text:tab/><text:tab/>Przywołujesz silną lecz dość głupią bestię, w pełni wyposażoną do powolnego noszenia<text:s/><text:tab/><text:tab/><text:tab/>ciężarów lecz niezbyt dobrą do szybkiej jazdy. Ma ona szybkość 8, możesz wybrać czy<text:s/><text:tab/><text:tab/><text:tab/>porusza się pieszo, pływa czy lata. Ma siłę D12+5</text:p>
      <text:p text:style-name="P189"><text:span text:style-name="T190">Search/Scout (Novice)</text:span><text:line-break/><text:span text:style-name="T191">Koszt</text:span>:<text:tab/><text:tab/>3 mana<text:line-break/><text:span text:style-name="T192">Efekt</text:span>:<text:tab/><text:tab/>Przywołujesz nieduże stworzenie pokroju psa lub sokoła. Przywołując je opisz obiekt lub<text:s/><text:tab/><text:tab/>osobę<text:s/>którego ma szukać. Na sukcesie stworzenie znajduje najbardziej podobny do opisu<text:s/><text:tab/><text:tab/>cel w okolicy i przynosi go lub prowadzi cię do niego, na przebiciu znajduje dokładnie to<text:s/><text:tab/><text:tab/>czego szukasz</text:p>
      <text:p text:style-name="P193"><text:span text:style-name="T194">Messenger (Novice)</text:span><text:line-break/><text:span text:style-name="T195">Koszt</text:span>:<text:tab/><text:tab/>3 mana<text:line-break/><text:span text:style-name="T196">Efekt</text:span>:<text:tab/><text:tab/>Przywołujesz nieduże latające stworzenie zdolne ponieść niewielki kawałek papieru do<text:s/><text:tab/><text:tab/><text:tab/>osoby, którą przynajmniej raz już spotkałeś. Na przebiciu stworzenie poczeka nawet na<text:s/><text:tab/><text:tab/><text:tab/>odpowiedź</text:p>
      <text:p text:style-name="P197"><text:span text:style-name="T198">Battle Beast (Novice)</text:span><text:line-break/><text:span text:style-name="T199">Koszt</text:span>:<text:tab/><text:tab/>7 mana<text:line-break/><text:span text:style-name="T200">Efekt</text:span>:<text:tab/><text:tab/>Przywołujesz Niedźwiedzia, Goblina lub Ducha. Są oni twoim sojusznikiem i liczą się<text:s/><text:tab/><text:tab/><text:tab/>jako twój minion. Na przebiciu stworzenie jest wildcardem (5 punktów życia)</text:p>
      <text:p text:style-name="P201"><text:span text:style-name="T202">Mount (Seasoned)</text:span><text:line-break/><text:span text:style-name="T203">Koszt</text:span>:<text:tab/><text:tab/>5 mana<text:line-break/><text:span text:style-name="T204">Efekt</text:span>:<text:tab/><text:tab/>Przywołujesz stworzenie służące jako wierzchowiec. Ma ono pace 12 i przywołując<text:s/><text:tab/><text:tab/><text:tab/>decydujesz czy lata,<text:s/>pływa czy biega. Na potrzeby walki stworzenie te ma statystyki konia.<text:s/><text:tab/><text:tab/>Na przebiciu jego szybkość wzrasta do 20</text:p>
      <text:p text:style-name="P205"><text:span text:style-name="T206">SkeleTon (Seasoned)</text:span><text:line-break/><text:span text:style-name="T207">Koszt</text:span>:<text:tab/><text:tab/>2 mana<text:line-break/><text:span text:style-name="T208">Efekt</text:span>:<text:tab/><text:tab/>Przywołujesz miniona nieuzbrojonego szkieleta, na przebiciu przywołujesz trzy</text:p>
      <text:p text:style-name="P209"><text:span text:style-name="T210">Angel/Demon (Seasoned</text:span><text:span text:style-name="T211">)</text:span><text:line-break/><text:span text:style-name="T212">Koszt</text:span>:<text:tab/><text:tab/>10 mana<text:line-break/><text:span text:style-name="T213">Efekt</text:span>:<text:tab/><text:tab/>Przywołujesz istotę wysłaną przez boga, która służy jako kleryk tego boga na poziomie<text:s/><text:tab/><text:tab/><text:tab/>równym twojemu. Jeśli jesteś klerykiem tego boga, pojawia się anioł, w przeciwnym<text:s/><text:tab/><text:tab/><text:tab/>wypadku demon. Anioł jest lojalny wobec ciebie, lecz nie<text:s/>złamie zasad swojego boga.<text:s/><text:tab/><text:tab/><text:tab/>Demon może poprosić o przysługę za swoją pomoc</text:p>
      <text:p text:style-name="P214"><text:span text:style-name="T215">Elemental Golem (Veteran)</text:span><text:line-break/><text:span text:style-name="T216">Koszt</text:span>:<text:tab/><text:tab/>7 mana<text:line-break/><text:span text:style-name="T217">Efekt</text:span>:<text:tab/><text:tab/>Przywołujesz żywiołaka losowego żywiołu, na przebiciu możesz wybrać żywioł</text:p>
      <text:p text:style-name="P218"/>
      <text:p text:style-name="P219"/>
      <text:p text:style-name="P220"><text:span text:style-name="T221">Summon Yourself (Veteran)</text:span><text:line-break/><text:span text:style-name="T222">Koszt</text:span>:<text:tab/><text:tab/>3 mana<text:line-break/><text:span text:style-name="T223">Efekt</text:span>:<text:tab/><text:tab/>Przywołujesz samego siebie w inne miejsce w zasięgu twojego wzroku. Na przebiciu<text:s/><text:tab/><text:tab/><text:tab/>możesz zabrać ze sobą dodatkową osobę. Rzucenie na siebie<text:s/><text:span text:style-name="T224">banishment</text:span><text:s/>w przeciągu<text:s/><text:tab/><text:tab/><text:tab/>następnych 24 godzin przywraca cię do oryginalnej lokacji.<text:s/><text:span text:style-name="T225">Banishment</text:span><text:s/>nie odsyła<text:s/><text:tab/><text:tab/><text:tab/>dodatkowej osoby, jeśli zabrałeś ją ze sobą</text:p>
      <text:p text:style-name="P226"><text:span text:style-name="T227">Dragon (Hero)</text:span><text:line-break/><text:span text:style-name="T228">Koszt</text:span>:<text:tab/><text:tab/>15 mana<text:line-break/><text:span text:style-name="T229">Efekt</text:span>:<text:tab/><text:tab/>Przywołujesz przyjaznego smoka, który będzie cię chronił i może zostać przekonany do<text:s/><text:tab/><text:tab/>wykonywania innych poleceń za pomocą<text:s/><text:span text:style-name="T230">Persuation</text:span></text:p>
      <text:p text:style-name="P231"><text:span text:style-name="T232">God (Legendary)</text:span><text:span text:style-name="T233"><text:line-break/></text:span><text:span text:style-name="T234">Koszt:</text:span><text:span text:style-name="T235"><text:tab/></text:span><text:span text:style-name="T236"><text:tab/></text:span>20 mana<text:span text:style-name="T237"><text:line-break/></text:span><text:span text:style-name="T238">Efekt:</text:span><text:span text:style-name="T239"><text:tab/></text:span><text:span text:style-name="T240"><text:tab/></text:span>Przywołujesz jednego z bogów by osobiście z nim pertraktować.</text:p>
      <text:p text:style-name="P241"/>
      <text:p text:style-name="P242"><text:span text:style-name="T243">Rytualista (Smarts)</text:span></text:p>
      <text:p text:style-name="P244">Wymagania do poprawnego wykonania rytuału są ciężkie – potrzeba móc wyrysować rytuał, potrzebna jest ofiara oraz oczywiście czas. Rytualiści mogą posiłkować się różnymi<text:s/>metodami rysowania – od pręta na piasku lub ziemi, przez kredę aż po sypanie wzorów za pomocą nieco lepkiego piasku. Potrzebna ofiara zależy od poziomu rytuału. Rytualiści nie potrzebują many, zamiast tego wykonanie rytuału zajmuje godzinę. Rytuał działa na wszystkie osoby/obiekty w dużym AoE.</text:p>
      <text:p text:style-name="P245"/>
      <text:p text:style-name="P246"><text:span text:style-name="T247">Ofiara</text:span>:<text:line-break/><text:span text:style-name="T248">Novice</text:span>:<text:tab/><text:tab/>cokolwiek<text:line-break/><text:span text:style-name="T249">Seasoned</text:span>:<text:tab/><text:tab/>świeca<text:line-break/><text:span text:style-name="T250">Veteran</text:span>:<text:tab/><text:tab/>kadzidło<text:line-break/><text:span text:style-name="T251">Hero</text:span>:<text:tab/><text:tab/><text:tab/>całopalenie zwierzęcia<text:line-break/><text:span text:style-name="T252">Legend</text:span>:<text:tab/><text:tab/>całopalenie istoty rozumnej</text:p>
      <text:p text:style-name="P253"/>
      <text:p text:style-name="P254"><text:span text:style-name="T255">Zone of Arcane Protection (Novice)</text:span><text:span text:style-name="T256"><text:line-break/></text:span><text:span text:style-name="T257">Czas Działania:</text:span><text:span text:style-name="T258"><text:tab/></text:span>8h<text:span text:style-name="T259"><text:line-break/></text:span><text:span text:style-name="T260">Efekt:<text:s/></text:span><text:span text:style-name="T261"><text:tab/></text:span><text:span text:style-name="T262"><text:tab/></text:span><text:span text:style-name="T263"><text:tab/></text:span>Osoby i<text:s/>obiekty wewnątrz rytuału otrzymują na czas działania Arcane Resistance<text:s/><text:tab/><text:tab/><text:tab/>(sumuje się, jeśli już go posiadają), na przebiciu jest to Improved Arcane<text:s/><text:tab/><text:tab/><text:tab/><text:tab/><text:tab/>Resistance</text:p>
      <text:p text:style-name="P264"><text:span text:style-name="T265">Zone of Nature Safe Heaven (Novice)</text:span><text:span text:style-name="T266"><text:line-break/></text:span><text:span text:style-name="T267">Czas Działania:</text:span><text:tab/>8h<text:line-break/><text:span text:style-name="T268">Efekt:<text:s/></text:span><text:tab/><text:tab/><text:tab/>Osoby i obiekty wewnątrz rytuału otrzymują +3 do odporności na zjawiska<text:s/><text:tab/><text:tab/><text:tab/><text:tab/>naturalne (chłód, gorąc itp.), na przebiciu teren rytuał jest wyłączony z lawin,<text:s/><text:tab/><text:tab/><text:tab/><text:tab/>wielkich fal, zawalisk itp.</text:p>
      <text:p text:style-name="P269"><text:span text:style-name="T270">First Aid Circle (Novice)</text:span><text:span text:style-name="T271"><text:line-break/></text:span><text:span text:style-name="T272">Czas Działania:</text:span><text:tab/>natychmiast<text:line-break/><text:span text:style-name="T273">Efekt:</text:span><text:tab/><text:tab/><text:tab/>W chwili ukończenia rytuału przebywające wewnątrz osoby odzyskują jeden punkt<text:s/><text:tab/><text:tab/><text:tab/>życia, pod warunkiem iż nie są martwe</text:p>
      <text:p text:style-name="P274"><text:span text:style-name="T275">Telepathic Circle (Novice)</text:span><text:span text:style-name="T276"><text:line-break/></text:span><text:span text:style-name="T277">Czas Działania:</text:span><text:tab/>1h<text:line-break/><text:span text:style-name="T278">Efekt:</text:span><text:s/><text:tab/><text:tab/><text:tab/>Osoba stojąca wewnątrz tego rytuału jest w stanie rozmawiać z każdą osobą stojącą<text:s/><text:tab/><text:tab/><text:tab/>wewnątrz tego rytuału w promieniu 100 km</text:p>
      <text:p text:style-name="P279"><text:span text:style-name="T280">Azylum of Protection (Novice)</text:span><text:span text:style-name="T281"><text:line-break/></text:span><text:span text:style-name="T282">Czas Działania:</text:span><text:s/><text:tab/>8h<text:line-break/><text:span text:style-name="T283">Efekt:</text:span><text:s/><text:tab/><text:tab/><text:tab/>Na czas działania tego rytuału osoby wewnątrz nie są wykrywalne dla osób z<text:s/><text:tab/><text:tab/><text:tab/><text:tab/>zewnątrz, na przebiciu nie jest możliwe przypadkowe wejście w teren tego rytuału</text:p>
      <text:p text:style-name="P284"><text:span text:style-name="T285">Zone of Silence (Novi</text:span><text:span text:style-name="T286">ce)</text:span><text:span text:style-name="T287"><text:line-break/></text:span><text:span text:style-name="T288">Czas Działania:</text:span><text:tab/>8h<text:line-break/><text:span text:style-name="T289">Efekt:</text:span><text:tab/><text:tab/><text:tab/>żaden dźwięk nie rozchodzi się na terenie rytuału, zaklęcia śpiewaka nie działają na<text:s/><text:tab/><text:tab/><text:tab/>terenie tego rytuału</text:p>
      <text:p text:style-name="P290"><text:span text:style-name="T291">Land Mine (Seasoned)</text:span><text:span text:style-name="T292"><text:line-break/></text:span><text:span text:style-name="T293">Czas Działania:</text:span><text:tab/>24h<text:line-break/><text:span text:style-name="T294">Efekt:</text:span><text:tab/><text:tab/><text:tab/>tworząc rytuał specyfikujesz na co ma zareagować (osoba, zwierzę,<text:s/>przedmiot),<text:s/><text:tab/><text:tab/><text:tab/><text:tab/>reakcją jest eksplozja zadająca 3D8 obrażeń wszystkim na terenie rytuału, połowę z<text:s/><text:tab/><text:tab/><text:tab/>tego jeśli zdadzą test na Agility. Na przebiciu można określić cel bardziej dokładnie<text:s/><text:tab/><text:tab/><text:tab/>(co do imienia osoby), albo podwyższyć obrażenia do 4D8</text:p>
      <text:p text:style-name="P295"><text:span text:style-name="T296">Dispel M</text:span><text:span text:style-name="T297">agic (Seasoned)</text:span><text:span text:style-name="T298"><text:line-break/></text:span><text:span text:style-name="T299">Czas Działania:</text:span><text:s/><text:tab/>1h<text:line-break/><text:span text:style-name="T300">Efekt:</text:span><text:tab/><text:tab/><text:tab/>Po ukończeniu rytuału wszystkie zaklęcia wewnątrz niego przestają działać, do<text:s/><text:tab/><text:tab/><text:tab/><text:tab/>końca działania rytuału żadne zaklęcie nie może zostać w nim rzucone ani<text:s/><text:tab/><text:tab/><text:tab/><text:tab/>afektować cokolwiek co w nim jest</text:p>
      <text:p text:style-name="P301"><text:span text:style-name="T302">Runes of Eagle Eye</text:span><text:span text:style-name="T303"><text:s/>(Seasoned)</text:span><text:span text:style-name="T304"><text:line-break/></text:span><text:span text:style-name="T305">Czas Działania:</text:span><text:tab/>8h<text:line-break/><text:span text:style-name="T306">Efekt:</text:span><text:tab/><text:tab/><text:tab/>Osoby przebywające wewnątrz tego rytuału otrzymują +4 do Notice</text:p>
      <text:p text:style-name="P307"><text:span text:style-name="T308">Ritual of War Preparation (Seasoned)</text:span><text:span text:style-name="T309"><text:line-break/></text:span><text:span text:style-name="T310">Czas Działania:</text:span><text:tab/>1h<text:line-break/><text:span text:style-name="T311">Efekt:</text:span><text:tab/><text:tab/><text:tab/>Gdy ten rytuał zostanie ukończony, przebywające wewnątrz osoby otrzymują na<text:s/><text:tab/><text:tab/><text:tab/><text:tab/>czas jego działania +2 do parry, toughness, strength, agility, vigor, fighting,<text:s/><text:tab/><text:tab/><text:tab/><text:tab/>shooting i athletics. Bonus rośnie do +3 na przebiciu. Efekt nie znika, gdy osoby te<text:s/><text:tab/><text:tab/><text:tab/>opuszczą rytuał, dopóki przynajmniej jedna z nich w nim pozostaje.</text:p>
      <text:p text:style-name="P312"><text:span text:style-name="T313">Circle of Protection (Ve</text:span><text:span text:style-name="T314">teran)</text:span><text:span text:style-name="T315"><text:line-break/></text:span><text:span text:style-name="T316">Czas Działania:</text:span><text:tab/>8h, może zostać przerwane wcześniej przez autora<text:line-break/><text:span text:style-name="T317">Efekt</text:span>:<text:tab/><text:tab/><text:tab/>Bez zgody autora nikt nie może wejść ani wyjść z terenu rytuału, żadna akcja z<text:s/><text:tab/><text:tab/><text:tab/><text:tab/>zewnątrz nie może afektować osób wewnątrz i żadna akcja z wewnątrz nie może<text:s/><text:tab/><text:tab/><text:tab/>afektować osób na zewnątrz</text:p>
      <text:p text:style-name="P318"><text:span text:style-name="T319">Siege Caster Post (Veteran)</text:span><text:span text:style-name="T320"><text:line-break/></text:span><text:span text:style-name="T321">Czas Działania:</text:span><text:tab/>1h, wielkość rytuału to jednoosobowe AoE<text:line-break/><text:span text:style-name="T322">Efekt</text:span>:<text:tab/><text:tab/><text:tab/>Osoba stojąca wewnątrz tego rytuału może rzucać zaklęcia Chaos Bolt i Crystal<text:s/><text:tab/><text:tab/><text:tab/><text:tab/>Spear bez ich znajomości i bez używania many, używając swojego Shooting<text:s/><text:tab/><text:tab/><text:tab/><text:tab/>zamiast Spellcasting. Wyjście z tego rytuału lub przebywanie w nim gdy się kończy<text:s/><text:tab/><text:tab/><text:tab/>dodaje jeden poziom wyczerpania</text:p>
      <text:p text:style-name="P323"><text:span text:style-name="T324">Rebirth (Heroic)</text:span><text:span text:style-name="T325"><text:line-break/></text:span><text:span text:style-name="T326">Czas Działania:</text:span><text:tab/>natychmiast, wielkość rytuału to jednoosobowe AoE<text:line-break/><text:span text:style-name="T327">Efekt</text:span>:<text:tab/><text:tab/><text:tab/>w momencie ukończenia tego rytuału przebywająca wewnątrz osoba może na nowo<text:s/><text:tab/><text:tab/><text:tab/>wybrać swoją rasę, wygląd i edge/hindrance związane z jej cechami fizycznymi</text:p>
      <text:p text:style-name="P328"><text:span text:style-name="T329">Resurrection (Legendary)</text:span><text:span text:style-name="T330"><text:line-break/></text:span><text:span text:style-name="T331">Czas Działania:</text:span><text:tab/>natychmiast, wielkość rytuału to jednoosobowe AoE<text:line-break/><text:span text:style-name="T332">Efekt</text:span>:<text:tab/><text:tab/><text:tab/>osoba, której ciało leży w rytuale podczas jego ukończenia, odzyskuje jeden punkt<text:s/><text:tab/><text:tab/><text:tab/>życia nawet jeśli jest martwa, w tym przypadku powraca do życia</text:p>
      <text:p text:style-name="P333"/>
      <text:p text:style-name="P334"/>
      <text:p text:style-name="P335">Alchemik (Smarts)</text:p>
      <text:p text:style-name="P336">Alchemicy to mistrzowie wczesnego przygotowania się. Mana jest u nich zastąpiona składnikami, które odzyskują w pełni po<text:s/>długim odpoczynku (8h). Wykonanie eliksirów zajmuje kwadrans i pochłania określoną ilość składników, nie wymaga jednak żadnego rzutu. Normalnie eliksiry tracą swoją moc, gdy ich alchemik odzyskuje składniki, lecz można wykonać eliksir, który zachowuje swoje działanie na stałe zużywając dwakroć więcej składników.</text:p>
      <text:p text:style-name="P337"/>
      <text:p text:style-name="P338"><text:span text:style-name="T339">Smoke/Light (Novice)</text:span><text:line-break/><text:span text:style-name="T340">Koszt</text:span>:<text:tab/><text:tab/>2 składniki<text:line-break/><text:span text:style-name="T341">Efekt</text:span>:<text:tab/><text:tab/>Wstrząśnięty eliksir zaczyna świecić, dając silne światło w dużym AoE. Wylany eliksir<text:s/><text:tab/><text:tab/><text:tab/>staje się zasłoną dymną, blokując światło w dużym AoE. Niezależnie od sposobu użycia<text:s/><text:tab/><text:tab/>efekt trwa 10 minut</text:p>
      <text:p text:style-name="P342"><text:span text:style-name="T343">Relief (Novice)</text:span><text:line-break/><text:span text:style-name="T344">Koszt</text:span>:<text:tab/><text:tab/>1 składnik<text:line-break/><text:span text:style-name="T345">Efekt</text:span>:<text:tab/><text:tab/>Wypicie eliksiry usuwa Shaken lub jeden poziom wyczerpania</text:p>
      <text:p text:style-name="P346"><text:span text:style-name="T347">Stun (Novice)</text:span><text:line-break/><text:span text:style-name="T348">Koszt</text:span>:<text:tab/><text:tab/>2 składniki<text:line-break/><text:span text:style-name="T349">Efekt</text:span>:<text:tab/><text:tab/>Eliksir może zostać nałożony na broń lub dodany do<text:s/>pożywienia. W obu przypadkach<text:s/><text:tab/><text:tab/><text:tab/>ofiara wykonuje rzut na Vigor (z -2 jeżeli eliksir podano doustnie), porażka nakłada na nią<text:s/><text:tab/><text:tab/>status Stunned</text:p>
      <text:p text:style-name="P350"><text:span text:style-name="T351">Slumber (Seasoned)</text:span><text:line-break/><text:span text:style-name="T352">Koszt</text:span>:<text:tab/><text:tab/>2 składniki<text:line-break/><text:span text:style-name="T353">Efekt</text:span>:<text:tab/><text:tab/>Eliksir może zostać nałożony na broń lub dodany do pożywienia. W obu przypadkach<text:s/><text:tab/><text:tab/><text:tab/>ofiara wykonuje rzut na Vigor (z -2 jeżeli eliksir podano doustnie), porażka usypia ją na<text:s/><text:tab/><text:tab/><text:tab/>godzinę</text:p>
      <text:p text:style-name="P354"><text:span text:style-name="T355">Slow/Speed/Quickness (Seasoned)</text:span><text:line-break/><text:span text:style-name="T356">Koszt</text:span>:<text:tab/><text:tab/>2 składniki (4 za quickness)<text:line-break/><text:span text:style-name="T357">Efekt</text:span>:<text:tab/><text:tab/>Eliksiry te mogą zostać nałożone na broń, dodane do pożywienia lub po prostu wypite.<text:s/><text:tab/><text:tab/><text:tab/>Slow zmniejsza pace ofiary o połowę, Speed podwaja pace ofiary, a quickness<text:s/><text:tab/><text:tab/><text:tab/><text:tab/>pozwala wykonywać dodatkową akcję w turze bez kary za multiakcję. Ofiara eliksiru<text:s/><text:tab/><text:tab/><text:tab/>może próbować zakończyć efekt rzutem na Spirit</text:p>
      <text:p text:style-name="P358"><text:span text:style-name="T359">Poison (Seasoned)</text:span><text:line-break/><text:span text:style-name="T360">Koszt</text:span>:<text:tab/><text:tab/>1 składnik<text:line-break/><text:span text:style-name="T361">Efekt</text:span>:<text:tab/><text:tab/>Eliksir może zostać nałożony na broń lub dodany do pożywienia. Pierwsze trafienie bronią<text:s/><text:tab/><text:tab/>pokrytą trucizną zada o jedną ranę więcej, natomiast połknięcie dawki trucizny zadaje<text:s/><text:tab/><text:tab/><text:tab/>jedną ranę po dziesięciu minutach</text:p>
      <text:p text:style-name="P362"><text:span text:style-name="T363">Alchemist Fire</text:span><text:span text:style-name="T364"><text:s/>(Seasoned)</text:span><text:line-break/><text:span text:style-name="T365">Koszt</text:span>:<text:tab/><text:tab/>3 składniki<text:line-break/><text:span text:style-name="T366">Efekt</text:span>:<text:tab/><text:tab/>Eliksirem można w coś rzucić lub wprost coś oblać. Pokryty tym eliksirem obiekt<text:s/><text:tab/><text:tab/><text:tab/>otrzymuje 2D6 obrażeń</text:p>
      <text:p text:style-name="P367"><text:span text:style-name="T368">Invisibility (Seasoned)</text:span><text:line-break/><text:span text:style-name="T369">Koszt</text:span>:<text:tab/><text:tab/>5 składników<text:line-break/><text:span text:style-name="T370">Efekt</text:span>:<text:tab/><text:tab/>Wypicie tego eliksiru czyni niewidzialnym. Wszystkie akcje<text:s/>wymagające widzenia osoby<text:s/><text:tab/><text:tab/>niewidzialnej wykonywane są z karą -4</text:p>
      <text:p text:style-name="P371"><text:span text:style-name="T372">Mind Wipe (Veteran)</text:span><text:line-break/><text:span text:style-name="T373">Koszt</text:span>:<text:tab/><text:tab/>10 składników<text:line-break/><text:span text:style-name="T374">Efekt</text:span>:<text:tab/><text:tab/>Przyjęcie tego eliksiru w jakiejkolwiek formie sprawia iż osoba zapomni o wszystkim, co<text:s/><text:tab/><text:tab/>wydarzy się w przeciągu następnej godziny</text:p>
      <text:p text:style-name="P375"><text:span text:style-name="T376">Love Po</text:span><text:span text:style-name="T377">tion (Heroic)</text:span><text:line-break/><text:span text:style-name="T378">Koszt</text:span>:<text:tab/><text:tab/>10 składników<text:line-break/><text:span text:style-name="T379">Efekt</text:span>:<text:tab/><text:tab/>Ofiarę tego eliksiru rozpala bezwarunkowa miłość do osoby, której krew do niego dodano<text:s/><text:tab/><text:tab/>(lub pierwszej osoby którą zobaczy po wypiciu, jeśli nie użyto niczyjej krwi). Cel miłości<text:s/><text:tab/><text:tab/>zyskuje bonus +6 we wszystkich<text:s/>interakcjach z ofiarą</text:p>
      <text:p text:style-name="P380"><text:span text:style-name="T381">Felix Felicis (Legendary)</text:span><text:line-break/><text:span text:style-name="T382">Koszt</text:span>:<text:tab/><text:tab/>15 składników<text:line-break/><text:span text:style-name="T383">Efekt</text:span>:<text:tab/><text:tab/>Po wypiciu tego eliksiru przez godzinę dodajesz dziką kostkę (D6) do wszystkich swoich<text:s/><text:tab/><text:tab/>rzutów (jeśli już dodajesz jedną, dodajesz kolejną)</text:p>
      <text:p text:style-name="P384">Klątwy (Spirit)</text:p>
      <text:p text:style-name="P385">Klątwy są to nałożone na ofiarę zasady, często niekoniecznie negatywne. Tylko jedna klątwa może afektować daną osobę – niemożliwe jest nałożenie kolejnej, dopóki poprzednia nie zostanie zdjęta. Niektóre klątwy mogą mieć specjalne zasady co do ich zdejmowania. Klątwa zawsze kosztuje całą manę aktualnie posiadaną przez maga<text:s/>(minimum 1 punkt).</text:p>
      <text:p text:style-name="P386"/>
      <text:p text:style-name="P387"><text:span text:style-name="T388">Monstrous Appeal (Novice)</text:span><text:line-break/><text:span text:style-name="T389">Efekt</text:span>:<text:tab/><text:tab/>Ofiara przybiera monstrualny wygląd. Kara -4 przy rzutach na Performance i Persuation,<text:s/><text:tab/><text:tab/>+2 do Intimidation i towarzyszące jej osoby dodają +2 przy rzutach przeciwko<text:s/><text:tab/><text:tab/><text:tab/><text:tab/>przestraszeniu się czegokolwiek innego</text:p>
      <text:p text:style-name="P390"><text:span text:style-name="T391">Exchange of Power (Novice)</text:span><text:line-break/><text:span text:style-name="T392">Efekt</text:span>:<text:tab/><text:tab/>Dwa atrybuty zamieniają się kostkami</text:p>
      <text:p text:style-name="P393"><text:span text:style-name="T394">Dispel Curse (Novice)</text:span><text:line-break/><text:span text:style-name="T395">Efekt</text:span>:<text:tab/><text:tab/>Zdejmuje klątwę z celu, jeśli jej poziom jest równy lub niższy od twojego</text:p>
      <text:p text:style-name="P396"><text:span text:style-name="T397">Spellcaster Challenge (Seasoned)</text:span><text:line-break/><text:span text:style-name="T398">Efekt</text:span>:<text:tab/><text:tab/>Zwiększa maksymalną manę maga o 10, ale mag otrzymuje -2 do rzucania zaklęć</text:p>
      <text:p text:style-name="P399"><text:span text:style-name="T400">Glued in Place (Seasoned)</text:span><text:span text:style-name="T401"><text:line-break/></text:span><text:span text:style-name="T402">Efekt</text:span>:<text:tab/><text:tab/>Pace ofiary spada do 0, nie może zostać przesunięta ani teleportowana</text:p>
      <text:p text:style-name="P403"><text:span text:style-name="T404">Honesty (Seasoned)</text:span><text:span text:style-name="T405"><text:line-break/></text:span><text:span text:style-name="T406">Efekt</text:span>:<text:tab/><text:tab/>Ofiara nie może kłamać, ofiara wie kiedy w jej<text:s/>obecności jest wypowiadane kłamstwo</text:p>
      <text:p text:style-name="P407"><text:span text:style-name="T408">Turn into Animal (Veteran)</text:span><text:span text:style-name="T409"><text:line-break/></text:span><text:span text:style-name="T410">Efekt</text:span>:<text:tab/><text:tab/>Zamienia cel w niegroźne zwierzę (wybór rzucającego), tylko pocałunek osoby płci<text:s/><text:tab/><text:tab/><text:tab/>przeciwnej i oryginalnej rasy ofiary zdejmuje klątwę</text:p>
      <text:p text:style-name="P411"><text:span text:style-name="T412">Blood Exchange (Veteran)</text:span><text:span text:style-name="T413"><text:line-break/></text:span><text:span text:style-name="T414">Efekt</text:span>:<text:tab/><text:tab/>Rany zadane przez ofiarę leczą ją, rany zadane ofierze leczą napastnika</text:p>
      <text:p text:style-name="P415"><text:span text:style-name="T416">Anti</text:span><text:span text:style-name="T417">-Magical (Veteran)</text:span><text:span text:style-name="T418"><text:line-break/></text:span><text:span text:style-name="T419">Efekt:</text:span><text:span text:style-name="T420"><text:tab/></text:span><text:span text:style-name="T421"><text:tab/></text:span>Efekty magii nie działają na ofiarę (zarówno pozytywne jak i negatywne), klątwa może<text:s/><text:tab/><text:tab/><text:tab/>zostać zdjęta wyłącznie za pomocą Dispel Curse rzuconego wewnątrz rytuału Dispel<text:s/><text:tab/><text:tab/><text:tab/>Magic</text:p>
      <text:p text:style-name="P422"><text:span text:style-name="T423">Sudden Death (Hero)</text:span><text:span text:style-name="T424"><text:line-break/></text:span><text:span text:style-name="T425">Efekt:</text:span><text:tab/><text:tab/>Ofiara dostaje +3 bonus do wszystkich rzutów, ale jest minionem (ma 1 punkt życia)</text:p>
      <text:p text:style-name="P426"><text:span text:style-name="T427">Vampirism (Legendary)</text:span><text:span text:style-name="T428"><text:line-break/></text:span><text:span text:style-name="T429">Efekt:</text:span><text:tab/><text:tab/>Cel zostaje legendarnym wampirem</text:p>
      <text:p text:style-name="P430"><text:span text:style-name="T431">Lycantropy (Legendary)</text:span><text:span text:style-name="T432"><text:line-break/></text:span><text:span text:style-name="T433">Efekt:</text:span><text:span text:style-name="T434"><text:tab/></text:span><text:span text:style-name="T435"><text:tab/></text:span><text:span text:style-name="T436">Cel zostaje legendarnym wilkołakiem</text:span></text:p>
      <text:p text:style-name="P437"><text:span text:style-name="T438">Two-</text:span><text:span text:style-name="T439">F</text:span><text:span text:style-name="T440">aced (Legendary)</text:span><text:span text:style-name="T441"><text:line-break/></text:span><text:span text:style-name="T442">Efekt:</text:span><text:span text:style-name="T443"><text:tab/></text:span><text:span text:style-name="T444"><text:tab/></text:span>Za dnia cel pozostaje swojej rasy, nocą staje się innej rasy (wybór rzucającego) ale<text:s/><text:tab/><text:tab/><text:tab/>statystyki pozostają te same. Tylko pocałunek prawdziwej miłości odczynia tę klątwę</text:p>
      <text:p text:style-name="P445"/>
      <text:p text:style-name="P446"><text:span text:style-name="T447">Zamiana w Legendarnego Wampira:</text:span><text:line-break/>Pozostaw swoje atrybuty i<text:s/>umiejętności bez zmian<text:line-break/>Usuń wszystkie cechy rasowe, za wyjątkiem zwiększonych umiejętności<text:line-break/>Dodaj następujące cechy:<text:line-break/><text:tab/>Nie działają na ciebie zaklęcia ani zdolności leczące<text:line-break/><text:tab/>Za dnia otrzymujesz -3 do wszystkich rzutów, -5 w bezpośrednim słońcu<text:line-break/><text:tab/>Nie możesz wejść do budynku, miasta ani pomieszczenia bez zaproszenia od kogoś z wewnątrz<text:line-break/><text:tab/>Ugryzienie przeciwnika leczy cię za każdą zadaną ranę<text:line-break/><text:s text:c="7"/><text:tab/>Osoba zabita twoim ugryzieniem wstaje jako zwykły wampir po 1D4 dniach<text:line-break/><text:tab/>+2 Toughness, +2 przeciwko Shaken, ignorujesz karę za pierwszą ranę<text:line-break/><text:tab/>Pełna odporność na uduszenie, choroby i trucizny<text:line-break/><text:tab/>Zadanie rany twojemu sercu (celowany atak) natychmiast cię unicestwia<text:line-break/><text:tab/>Nie starzejesz się<text:line-break/><text:tab/>Możesz zamienić się w mgłę lub nietoperza, wymaga to rzutu na Smarts-2<text:line-break/><text:tab/>Możesz rozkazywać<text:s/>nietoperzom i szczurom, wymaga to rzutu na Spirit-2</text:p>
      <text:p text:style-name="P448"><text:span text:style-name="T449">Zamiana w Legendarnego Wilkołaka:</text:span><text:span text:style-name="T450"><text:line-break/></text:span>Pozostaw swoje atrybuty i umiejętności bez zmian<text:line-break/>Usuń wszystkie cechy rasowe, za wyjątkiem zwiększonych umiejętności<text:line-break/>Dodaj następujące cechy:<text:line-break/><text:tab/>Otrzymujesz zdolność zamieniania się w wielkiego wilka, zwiększa to twój rozmiar o 1, daje ci<text:s/><text:tab/>kły i pazury (naturalna broń o kości D8)<text:line-break/><text:tab/>Możesz wykonać rzut na naturalne leczenie co turę zamiast codziennie<text:line-break/><text:tab/>Ilekroć zostaniesz zraniony musisz wykonać rzut na Spirit, porażka natychmiast aktywuje<text:s/><text:tab/>przemianę w wilka i daje ci edge Berserk, przez pięć następnych tur musisz atakować osobę która<text:s/><text:tab/>ostatnia cię zraniła lub najbliższą osobę jeżeli nikt tego nie zrobił, niezależnie czy to sojusznik czy<text:s/><text:tab/>wróg<text:line-break/><text:tab/>Osoba zraniona twoim ugryzieniem ma<text:s/>50% szans na obudzenie się jako wilkołak po 1DK dniach<text:line-break/><text:tab/>Masz termowizję<text:line-break/><text:tab/>Srebrna lub posrebrzana broń zupełnie ignoruje twoje Toughness (tylko zbroja działa)<text:line-break/><text:tab/>Pełna odporność na choroby<text:line-break/><text:tab/>Możesz rozkazywać wilkom, psom i lisom, wymaga to rzutu na Spirit-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rzegorz Mucha</dc:creator>
    <meta:creation-date>2020-01-08T12:04:00Z</meta:creation-date>
    <dc:date>2020-02-14T15:23:00Z</dc:date>
    <meta:template xlink:href="Normal.dotm" xlink:type="simple"/>
    <meta:editing-cycles>40</meta:editing-cycles>
    <meta:editing-duration>PT30540S</meta:editing-duration>
    <meta:document-statistic meta:page-count="1" meta:paragraph-count="52" meta:word-count="3751" meta:character-count="26208" meta:row-count="187" meta:non-whitespace-character-count="22509"/>
  </office:meta>
</office:document-meta>
</file>